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3.1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.222cm" svg:height="14.191cm" svg:x="26.723cm" svg:y="0.404cm">
            <draw:object draw:notify-on-update-of-ranges="Sheet1.A2:Sheet1.A66 Sheet1.A2:Sheet1.A66 Sheet1.B1:Sheet1.B1 Sheet1.B2:Sheet1.B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078cm" svg:height="5.337cm" svg:x="30.994cm" svg:y="5.552cm">
            <draw:object draw:notify-on-update-of-ranges="Sheet1.A2:Sheet1.A6 Sheet1.A2:Sheet1.A6 Sheet1.F1:Sheet1.F1 Sheet1.F2:Sheet1.F6 Sheet1.A2:Sheet1.A6 Sheet1.J1:Sheet1.J1 Sheet1.J2:Sheet1.J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number-columns-repeated="3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TL</text:p>
          </table:table-cell>
          <table:table-cell table:style-name="Default" office:value-type="string" calcext:value-type="string">
            <text:p>src</text:p>
          </table:table-cell>
          <table:table-cell table:number-columns-repeated="2" table:style-name="Default" office:value-type="string" calcext:value-type="string">
            <text:p>router</text:p>
          </table:table-cell>
          <table:table-cell table:style-name="Default" office:value-type="string" calcext:value-type="string">
            <text:p>dst</text:p>
          </table:table-cell>
          <table:table-cell office:value-type="string" calcext:value-type="string">
            <text:p>2 routers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1 router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:.E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G2:.I2])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C2]+[.D2]" office:value-type="float" office:value="0" calcext:value-type="float">
            <text:p>0</text:p>
          </table:table-cell>
          <table:table-cell table:formula="of:=[.B2]+[.D2]" office:value-type="float" office:value="1" calcext:value-type="float">
            <text:p>1</text:p>
          </table:table-cell>
          <table:table-cell table:formula="of:=[.B2]+[.C2]" office:value-type="float" office:value="1" calcext:value-type="float">
            <text:p>1</text:p>
          </table:table-cell>
          <table:table-cell table:formula="of:=[.B2]+[.C2]+[.D2]" office:value-type="float" office:value="1" calcext:value-type="float">
            <text:p>1</text:p>
          </table:table-cell>
          <table:table-cell table:formula="of:=SUM([.B3:.E3])" office:value-type="float" office:value="3" calcext:value-type="float">
            <text:p>3</text:p>
          </table:table-cell>
          <table:table-cell table:formula="of:=[.H2]" office:value-type="float" office:value="0" calcext:value-type="float">
            <text:p>0</text:p>
          </table:table-cell>
          <table:table-cell table:formula="of:=[.G2]" office:value-type="float" office:value="1" calcext:value-type="float">
            <text:p>1</text:p>
          </table:table-cell>
          <table:table-cell table:formula="of:=[.G2]+[.H2]" office:value-type="float" office:value="1" calcext:value-type="float">
            <text:p>1</text:p>
          </table:table-cell>
          <table:table-cell table:formula="of:=SUM([.G3:.I3])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C3]+[.D3]" office:value-type="float" office:value="2" calcext:value-type="float">
            <text:p>2</text:p>
          </table:table-cell>
          <table:table-cell table:formula="of:=[.B3]+[.D3]" office:value-type="float" office:value="1" calcext:value-type="float">
            <text:p>1</text:p>
          </table:table-cell>
          <table:table-cell table:formula="of:=[.B3]+[.C3]" office:value-type="float" office:value="1" calcext:value-type="float">
            <text:p>1</text:p>
          </table:table-cell>
          <table:table-cell table:formula="of:=[.B3]+[.C3]+[.D3]" office:value-type="float" office:value="2" calcext:value-type="float">
            <text:p>2</text:p>
          </table:table-cell>
          <table:table-cell table:formula="of:=SUM([.B4:.E4])" office:value-type="float" office:value="6" calcext:value-type="float">
            <text:p>6</text:p>
          </table:table-cell>
          <table:table-cell table:formula="of:=[.H3]" office:value-type="float" office:value="1" calcext:value-type="float">
            <text:p>1</text:p>
          </table:table-cell>
          <table:table-cell table:formula="of:=[.G3]" office:value-type="float" office:value="0" calcext:value-type="float">
            <text:p>0</text:p>
          </table:table-cell>
          <table:table-cell table:formula="of:=[.G3]+[.H3]" office:value-type="float" office:value="1" calcext:value-type="float">
            <text:p>1</text:p>
          </table:table-cell>
          <table:table-cell table:formula="of:=SUM([.G4:.I4])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C4]+[.D4]" office:value-type="float" office:value="2" calcext:value-type="float">
            <text:p>2</text:p>
          </table:table-cell>
          <table:table-cell table:formula="of:=[.B4]+[.D4]" office:value-type="float" office:value="3" calcext:value-type="float">
            <text:p>3</text:p>
          </table:table-cell>
          <table:table-cell table:formula="of:=[.B4]+[.C4]" office:value-type="float" office:value="3" calcext:value-type="float">
            <text:p>3</text:p>
          </table:table-cell>
          <table:table-cell table:formula="of:=[.B4]+[.C4]+[.D4]" office:value-type="float" office:value="4" calcext:value-type="float">
            <text:p>4</text:p>
          </table:table-cell>
          <table:table-cell table:formula="of:=SUM([.B5:.E5])" office:value-type="float" office:value="12" calcext:value-type="float">
            <text:p>12</text:p>
          </table:table-cell>
          <table:table-cell table:formula="of:=[.H4]" office:value-type="float" office:value="0" calcext:value-type="float">
            <text:p>0</text:p>
          </table:table-cell>
          <table:table-cell table:formula="of:=[.G4]" office:value-type="float" office:value="1" calcext:value-type="float">
            <text:p>1</text:p>
          </table:table-cell>
          <table:table-cell table:formula="of:=[.G4]+[.H4]" office:value-type="float" office:value="1" calcext:value-type="float">
            <text:p>1</text:p>
          </table:table-cell>
          <table:table-cell table:formula="of:=SUM([.G5:.I5])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C5]+[.D5]" office:value-type="float" office:value="6" calcext:value-type="float">
            <text:p>6</text:p>
          </table:table-cell>
          <table:table-cell table:formula="of:=[.B5]+[.D5]" office:value-type="float" office:value="5" calcext:value-type="float">
            <text:p>5</text:p>
          </table:table-cell>
          <table:table-cell table:formula="of:=[.B5]+[.C5]" office:value-type="float" office:value="5" calcext:value-type="float">
            <text:p>5</text:p>
          </table:table-cell>
          <table:table-cell table:formula="of:=[.B5]+[.C5]+[.D5]" office:value-type="float" office:value="8" calcext:value-type="float">
            <text:p>8</text:p>
          </table:table-cell>
          <table:table-cell table:formula="of:=SUM([.B6:.E6])" office:value-type="float" office:value="24" calcext:value-type="float">
            <text:p>24</text:p>
          </table:table-cell>
          <table:table-cell table:formula="of:=[.H5]" office:value-type="float" office:value="1" calcext:value-type="float">
            <text:p>1</text:p>
          </table:table-cell>
          <table:table-cell table:formula="of:=[.G5]" office:value-type="float" office:value="0" calcext:value-type="float">
            <text:p>0</text:p>
          </table:table-cell>
          <table:table-cell table:formula="of:=[.G5]+[.H5]" office:value-type="float" office:value="1" calcext:value-type="float">
            <text:p>1</text:p>
          </table:table-cell>
          <table:table-cell table:formula="of:=SUM([.G6:.I6])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C6]+[.D6]" office:value-type="float" office:value="10" calcext:value-type="float">
            <text:p>10</text:p>
          </table:table-cell>
          <table:table-cell table:formula="of:=[.B6]+[.D6]" office:value-type="float" office:value="11" calcext:value-type="float">
            <text:p>11</text:p>
          </table:table-cell>
          <table:table-cell table:formula="of:=[.B6]+[.C6]" office:value-type="float" office:value="11" calcext:value-type="float">
            <text:p>11</text:p>
          </table:table-cell>
          <table:table-cell table:formula="of:=[.B6]+[.C6]+[.D6]" office:value-type="float" office:value="16" calcext:value-type="float">
            <text:p>16</text:p>
          </table:table-cell>
          <table:table-cell table:formula="of:=SUM([.B7:.E7])" office:value-type="float" office:value="48" calcext:value-type="float">
            <text:p>48</text:p>
          </table:table-cell>
          <table:table-cell table:formula="of:=[.H6]" office:value-type="float" office:value="0" calcext:value-type="float">
            <text:p>0</text:p>
          </table:table-cell>
          <table:table-cell table:formula="of:=[.G6]" office:value-type="float" office:value="1" calcext:value-type="float">
            <text:p>1</text:p>
          </table:table-cell>
          <table:table-cell table:formula="of:=[.G6]+[.H6]" office:value-type="float" office:value="1" calcext:value-type="float">
            <text:p>1</text:p>
          </table:table-cell>
          <table:table-cell table:formula="of:=SUM([.G7:.I7])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C7]+[.D7]" office:value-type="float" office:value="22" calcext:value-type="float">
            <text:p>22</text:p>
          </table:table-cell>
          <table:table-cell table:formula="of:=[.B7]+[.D7]" office:value-type="float" office:value="21" calcext:value-type="float">
            <text:p>21</text:p>
          </table:table-cell>
          <table:table-cell table:formula="of:=[.B7]+[.C7]" office:value-type="float" office:value="21" calcext:value-type="float">
            <text:p>21</text:p>
          </table:table-cell>
          <table:table-cell table:formula="of:=[.B7]+[.C7]+[.D7]" office:value-type="float" office:value="32" calcext:value-type="float">
            <text:p>32</text:p>
          </table:table-cell>
          <table:table-cell table:formula="of:=SUM([.B8:.E8])" office:value-type="float" office:value="96" calcext:value-type="float">
            <text:p>96</text:p>
          </table:table-cell>
          <table:table-cell table:formula="of:=[.H7]" office:value-type="float" office:value="1" calcext:value-type="float">
            <text:p>1</text:p>
          </table:table-cell>
          <table:table-cell table:formula="of:=[.G7]" office:value-type="float" office:value="0" calcext:value-type="float">
            <text:p>0</text:p>
          </table:table-cell>
          <table:table-cell table:formula="of:=[.G7]+[.H7]" office:value-type="float" office:value="1" calcext:value-type="float">
            <text:p>1</text:p>
          </table:table-cell>
          <table:table-cell table:formula="of:=SUM([.G8:.I8])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C8]+[.D8]" office:value-type="float" office:value="42" calcext:value-type="float">
            <text:p>42</text:p>
          </table:table-cell>
          <table:table-cell table:formula="of:=[.B8]+[.D8]" office:value-type="float" office:value="43" calcext:value-type="float">
            <text:p>43</text:p>
          </table:table-cell>
          <table:table-cell table:formula="of:=[.B8]+[.C8]" office:value-type="float" office:value="43" calcext:value-type="float">
            <text:p>43</text:p>
          </table:table-cell>
          <table:table-cell table:formula="of:=[.B8]+[.C8]+[.D8]" office:value-type="float" office:value="64" calcext:value-type="float">
            <text:p>64</text:p>
          </table:table-cell>
          <table:table-cell table:formula="of:=SUM([.B9:.E9])" office:value-type="float" office:value="192" calcext:value-type="float">
            <text:p>192</text:p>
          </table:table-cell>
          <table:table-cell table:formula="of:=[.H8]" office:value-type="float" office:value="0" calcext:value-type="float">
            <text:p>0</text:p>
          </table:table-cell>
          <table:table-cell table:formula="of:=[.G8]" office:value-type="float" office:value="1" calcext:value-type="float">
            <text:p>1</text:p>
          </table:table-cell>
          <table:table-cell table:formula="of:=[.G8]+[.H8]" office:value-type="float" office:value="1" calcext:value-type="float">
            <text:p>1</text:p>
          </table:table-cell>
          <table:table-cell table:formula="of:=SUM([.G9:.I9])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C9]+[.D9]" office:value-type="float" office:value="86" calcext:value-type="float">
            <text:p>86</text:p>
          </table:table-cell>
          <table:table-cell table:formula="of:=[.B9]+[.D9]" office:value-type="float" office:value="85" calcext:value-type="float">
            <text:p>85</text:p>
          </table:table-cell>
          <table:table-cell table:formula="of:=[.B9]+[.C9]" office:value-type="float" office:value="85" calcext:value-type="float">
            <text:p>85</text:p>
          </table:table-cell>
          <table:table-cell table:formula="of:=[.B9]+[.C9]+[.D9]" office:value-type="float" office:value="128" calcext:value-type="float">
            <text:p>128</text:p>
          </table:table-cell>
          <table:table-cell table:formula="of:=SUM([.B10:.E10])" office:value-type="float" office:value="384" calcext:value-type="float">
            <text:p>384</text:p>
          </table:table-cell>
          <table:table-cell table:formula="of:=[.H9]" office:value-type="float" office:value="1" calcext:value-type="float">
            <text:p>1</text:p>
          </table:table-cell>
          <table:table-cell table:formula="of:=[.G9]" office:value-type="float" office:value="0" calcext:value-type="float">
            <text:p>0</text:p>
          </table:table-cell>
          <table:table-cell table:formula="of:=[.G9]+[.H9]" office:value-type="float" office:value="1" calcext:value-type="float">
            <text:p>1</text:p>
          </table:table-cell>
          <table:table-cell table:formula="of:=SUM([.G10:.I10])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C10]+[.D10]" office:value-type="float" office:value="170" calcext:value-type="float">
            <text:p>170</text:p>
          </table:table-cell>
          <table:table-cell table:formula="of:=[.B10]+[.D10]" office:value-type="float" office:value="171" calcext:value-type="float">
            <text:p>171</text:p>
          </table:table-cell>
          <table:table-cell table:formula="of:=[.B10]+[.C10]" office:value-type="float" office:value="171" calcext:value-type="float">
            <text:p>171</text:p>
          </table:table-cell>
          <table:table-cell table:formula="of:=[.B10]+[.C10]+[.D10]" office:value-type="float" office:value="256" calcext:value-type="float">
            <text:p>256</text:p>
          </table:table-cell>
          <table:table-cell table:formula="of:=SUM([.B11:.E11])" office:value-type="float" office:value="768" calcext:value-type="float">
            <text:p>768</text:p>
          </table:table-cell>
          <table:table-cell table:formula="of:=[.H10]" office:value-type="float" office:value="0" calcext:value-type="float">
            <text:p>0</text:p>
          </table:table-cell>
          <table:table-cell table:formula="of:=[.G10]" office:value-type="float" office:value="1" calcext:value-type="float">
            <text:p>1</text:p>
          </table:table-cell>
          <table:table-cell table:formula="of:=[.G10]+[.H10]" office:value-type="float" office:value="1" calcext:value-type="float">
            <text:p>1</text:p>
          </table:table-cell>
          <table:table-cell table:formula="of:=SUM([.G11:.I11])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C11]+[.D11]" office:value-type="float" office:value="342" calcext:value-type="float">
            <text:p>342</text:p>
          </table:table-cell>
          <table:table-cell table:formula="of:=[.B11]+[.D11]" office:value-type="float" office:value="341" calcext:value-type="float">
            <text:p>341</text:p>
          </table:table-cell>
          <table:table-cell table:formula="of:=[.B11]+[.C11]" office:value-type="float" office:value="341" calcext:value-type="float">
            <text:p>341</text:p>
          </table:table-cell>
          <table:table-cell table:formula="of:=[.B11]+[.C11]+[.D11]" office:value-type="float" office:value="512" calcext:value-type="float">
            <text:p>512</text:p>
          </table:table-cell>
          <table:table-cell table:formula="of:=SUM([.B12:.E12])" office:value-type="float" office:value="1536" calcext:value-type="float">
            <text:p>1536</text:p>
          </table:table-cell>
          <table:table-cell table:formula="of:=[.H11]" office:value-type="float" office:value="1" calcext:value-type="float">
            <text:p>1</text:p>
          </table:table-cell>
          <table:table-cell table:formula="of:=[.G11]" office:value-type="float" office:value="0" calcext:value-type="float">
            <text:p>0</text:p>
          </table:table-cell>
          <table:table-cell table:formula="of:=[.G11]+[.H11]" office:value-type="float" office:value="1" calcext:value-type="float">
            <text:p>1</text:p>
          </table:table-cell>
          <table:table-cell table:formula="of:=SUM([.G12:.I12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C12]+[.D12]" office:value-type="float" office:value="682" calcext:value-type="float">
            <text:p>682</text:p>
          </table:table-cell>
          <table:table-cell table:formula="of:=[.B12]+[.D12]" office:value-type="float" office:value="683" calcext:value-type="float">
            <text:p>683</text:p>
          </table:table-cell>
          <table:table-cell table:formula="of:=[.B12]+[.C12]" office:value-type="float" office:value="683" calcext:value-type="float">
            <text:p>683</text:p>
          </table:table-cell>
          <table:table-cell table:formula="of:=[.B12]+[.C12]+[.D12]" office:value-type="float" office:value="1024" calcext:value-type="float">
            <text:p>1024</text:p>
          </table:table-cell>
          <table:table-cell table:formula="of:=SUM([.B13:.E13])" office:value-type="float" office:value="3072" calcext:value-type="float">
            <text:p>3072</text:p>
          </table:table-cell>
          <table:table-cell table:formula="of:=[.H12]" office:value-type="float" office:value="0" calcext:value-type="float">
            <text:p>0</text:p>
          </table:table-cell>
          <table:table-cell table:formula="of:=[.G12]" office:value-type="float" office:value="1" calcext:value-type="float">
            <text:p>1</text:p>
          </table:table-cell>
          <table:table-cell table:formula="of:=[.G12]+[.H12]" office:value-type="float" office:value="1" calcext:value-type="float">
            <text:p>1</text:p>
          </table:table-cell>
          <table:table-cell table:formula="of:=SUM([.G13:.I13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C13]+[.D13]" office:value-type="float" office:value="1366" calcext:value-type="float">
            <text:p>1366</text:p>
          </table:table-cell>
          <table:table-cell table:formula="of:=[.B13]+[.D13]" office:value-type="float" office:value="1365" calcext:value-type="float">
            <text:p>1365</text:p>
          </table:table-cell>
          <table:table-cell table:formula="of:=[.B13]+[.C13]" office:value-type="float" office:value="1365" calcext:value-type="float">
            <text:p>1365</text:p>
          </table:table-cell>
          <table:table-cell table:formula="of:=[.B13]+[.C13]+[.D13]" office:value-type="float" office:value="2048" calcext:value-type="float">
            <text:p>2048</text:p>
          </table:table-cell>
          <table:table-cell table:formula="of:=SUM([.B14:.E14])" office:value-type="float" office:value="6144" calcext:value-type="float">
            <text:p>6144</text:p>
          </table:table-cell>
          <table:table-cell table:formula="of:=[.H13]" office:value-type="float" office:value="1" calcext:value-type="float">
            <text:p>1</text:p>
          </table:table-cell>
          <table:table-cell table:formula="of:=[.G13]" office:value-type="float" office:value="0" calcext:value-type="float">
            <text:p>0</text:p>
          </table:table-cell>
          <table:table-cell table:formula="of:=[.G13]+[.H13]" office:value-type="float" office:value="1" calcext:value-type="float">
            <text:p>1</text:p>
          </table:table-cell>
          <table:table-cell table:formula="of:=SUM([.G14:.I14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C14]+[.D14]" office:value-type="float" office:value="2730" calcext:value-type="float">
            <text:p>2730</text:p>
          </table:table-cell>
          <table:table-cell table:formula="of:=[.B14]+[.D14]" office:value-type="float" office:value="2731" calcext:value-type="float">
            <text:p>2731</text:p>
          </table:table-cell>
          <table:table-cell table:formula="of:=[.B14]+[.C14]" office:value-type="float" office:value="2731" calcext:value-type="float">
            <text:p>2731</text:p>
          </table:table-cell>
          <table:table-cell table:formula="of:=[.B14]+[.C14]+[.D14]" office:value-type="float" office:value="4096" calcext:value-type="float">
            <text:p>4096</text:p>
          </table:table-cell>
          <table:table-cell table:formula="of:=SUM([.B15:.E15])" office:value-type="float" office:value="12288" calcext:value-type="float">
            <text:p>12288</text:p>
          </table:table-cell>
          <table:table-cell table:formula="of:=[.H14]" office:value-type="float" office:value="0" calcext:value-type="float">
            <text:p>0</text:p>
          </table:table-cell>
          <table:table-cell table:formula="of:=[.G14]" office:value-type="float" office:value="1" calcext:value-type="float">
            <text:p>1</text:p>
          </table:table-cell>
          <table:table-cell table:formula="of:=[.G14]+[.H14]" office:value-type="float" office:value="1" calcext:value-type="float">
            <text:p>1</text:p>
          </table:table-cell>
          <table:table-cell table:formula="of:=SUM([.G15:.I15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C15]+[.D15]" office:value-type="float" office:value="5462" calcext:value-type="float">
            <text:p>5462</text:p>
          </table:table-cell>
          <table:table-cell table:formula="of:=[.B15]+[.D15]" office:value-type="float" office:value="5461" calcext:value-type="float">
            <text:p>5461</text:p>
          </table:table-cell>
          <table:table-cell table:formula="of:=[.B15]+[.C15]" office:value-type="float" office:value="5461" calcext:value-type="float">
            <text:p>5461</text:p>
          </table:table-cell>
          <table:table-cell table:formula="of:=[.B15]+[.C15]+[.D15]" office:value-type="float" office:value="8192" calcext:value-type="float">
            <text:p>8192</text:p>
          </table:table-cell>
          <table:table-cell table:formula="of:=SUM([.B16:.E16])" office:value-type="float" office:value="24576" calcext:value-type="float">
            <text:p>24576</text:p>
          </table:table-cell>
          <table:table-cell table:formula="of:=[.H15]" office:value-type="float" office:value="1" calcext:value-type="float">
            <text:p>1</text:p>
          </table:table-cell>
          <table:table-cell table:formula="of:=[.G15]" office:value-type="float" office:value="0" calcext:value-type="float">
            <text:p>0</text:p>
          </table:table-cell>
          <table:table-cell table:formula="of:=[.G15]+[.H15]" office:value-type="float" office:value="1" calcext:value-type="float">
            <text:p>1</text:p>
          </table:table-cell>
          <table:table-cell table:formula="of:=SUM([.G16:.I16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C16]+[.D16]" office:value-type="float" office:value="10922" calcext:value-type="float">
            <text:p>10922</text:p>
          </table:table-cell>
          <table:table-cell table:formula="of:=[.B16]+[.D16]" office:value-type="float" office:value="10923" calcext:value-type="float">
            <text:p>10923</text:p>
          </table:table-cell>
          <table:table-cell table:formula="of:=[.B16]+[.C16]" office:value-type="float" office:value="10923" calcext:value-type="float">
            <text:p>10923</text:p>
          </table:table-cell>
          <table:table-cell table:formula="of:=[.B16]+[.C16]+[.D16]" office:value-type="float" office:value="16384" calcext:value-type="float">
            <text:p>16384</text:p>
          </table:table-cell>
          <table:table-cell table:formula="of:=SUM([.B17:.E17])" office:value-type="float" office:value="49152" calcext:value-type="float">
            <text:p>49152</text:p>
          </table:table-cell>
          <table:table-cell table:formula="of:=[.H16]" office:value-type="float" office:value="0" calcext:value-type="float">
            <text:p>0</text:p>
          </table:table-cell>
          <table:table-cell table:formula="of:=[.G16]" office:value-type="float" office:value="1" calcext:value-type="float">
            <text:p>1</text:p>
          </table:table-cell>
          <table:table-cell table:formula="of:=[.G16]+[.H16]" office:value-type="float" office:value="1" calcext:value-type="float">
            <text:p>1</text:p>
          </table:table-cell>
          <table:table-cell table:formula="of:=SUM([.G17:.I17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C17]+[.D17]" office:value-type="float" office:value="21846" calcext:value-type="float">
            <text:p>21846</text:p>
          </table:table-cell>
          <table:table-cell table:formula="of:=[.B17]+[.D17]" office:value-type="float" office:value="21845" calcext:value-type="float">
            <text:p>21845</text:p>
          </table:table-cell>
          <table:table-cell table:formula="of:=[.B17]+[.C17]" office:value-type="float" office:value="21845" calcext:value-type="float">
            <text:p>21845</text:p>
          </table:table-cell>
          <table:table-cell table:formula="of:=[.B17]+[.C17]+[.D17]" office:value-type="float" office:value="32768" calcext:value-type="float">
            <text:p>32768</text:p>
          </table:table-cell>
          <table:table-cell table:formula="of:=SUM([.B18:.E18])" office:value-type="float" office:value="98304" calcext:value-type="float">
            <text:p>98304</text:p>
          </table:table-cell>
          <table:table-cell table:formula="of:=[.H17]" office:value-type="float" office:value="1" calcext:value-type="float">
            <text:p>1</text:p>
          </table:table-cell>
          <table:table-cell table:formula="of:=[.G17]" office:value-type="float" office:value="0" calcext:value-type="float">
            <text:p>0</text:p>
          </table:table-cell>
          <table:table-cell table:formula="of:=[.G17]+[.H17]" office:value-type="float" office:value="1" calcext:value-type="float">
            <text:p>1</text:p>
          </table:table-cell>
          <table:table-cell table:formula="of:=SUM([.G18:.I18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C18]+[.D18]" office:value-type="float" office:value="43690" calcext:value-type="float">
            <text:p>43690</text:p>
          </table:table-cell>
          <table:table-cell table:formula="of:=[.B18]+[.D18]" office:value-type="float" office:value="43691" calcext:value-type="float">
            <text:p>43691</text:p>
          </table:table-cell>
          <table:table-cell table:formula="of:=[.B18]+[.C18]" office:value-type="float" office:value="43691" calcext:value-type="float">
            <text:p>43691</text:p>
          </table:table-cell>
          <table:table-cell table:formula="of:=[.B18]+[.C18]+[.D18]" office:value-type="float" office:value="65536" calcext:value-type="float">
            <text:p>65536</text:p>
          </table:table-cell>
          <table:table-cell table:formula="of:=SUM([.B19:.E19])" office:value-type="float" office:value="196608" calcext:value-type="float">
            <text:p>196608</text:p>
          </table:table-cell>
          <table:table-cell table:formula="of:=[.H18]" office:value-type="float" office:value="0" calcext:value-type="float">
            <text:p>0</text:p>
          </table:table-cell>
          <table:table-cell table:formula="of:=[.G18]" office:value-type="float" office:value="1" calcext:value-type="float">
            <text:p>1</text:p>
          </table:table-cell>
          <table:table-cell table:formula="of:=[.G18]+[.H18]" office:value-type="float" office:value="1" calcext:value-type="float">
            <text:p>1</text:p>
          </table:table-cell>
          <table:table-cell table:formula="of:=SUM([.G19:.I19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C19]+[.D19]" office:value-type="float" office:value="87382" calcext:value-type="float">
            <text:p>87382</text:p>
          </table:table-cell>
          <table:table-cell table:formula="of:=[.B19]+[.D19]" office:value-type="float" office:value="87381" calcext:value-type="float">
            <text:p>87381</text:p>
          </table:table-cell>
          <table:table-cell table:formula="of:=[.B19]+[.C19]" office:value-type="float" office:value="87381" calcext:value-type="float">
            <text:p>87381</text:p>
          </table:table-cell>
          <table:table-cell table:formula="of:=[.B19]+[.C19]+[.D19]" office:value-type="float" office:value="131072" calcext:value-type="float">
            <text:p>131072</text:p>
          </table:table-cell>
          <table:table-cell table:formula="of:=SUM([.B20:.E20])" office:value-type="float" office:value="393216" calcext:value-type="float">
            <text:p>393216</text:p>
          </table:table-cell>
          <table:table-cell table:formula="of:=[.H19]" office:value-type="float" office:value="1" calcext:value-type="float">
            <text:p>1</text:p>
          </table:table-cell>
          <table:table-cell table:formula="of:=[.G19]" office:value-type="float" office:value="0" calcext:value-type="float">
            <text:p>0</text:p>
          </table:table-cell>
          <table:table-cell table:formula="of:=[.G19]+[.H19]" office:value-type="float" office:value="1" calcext:value-type="float">
            <text:p>1</text:p>
          </table:table-cell>
          <table:table-cell table:formula="of:=SUM([.G20:.I20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C20]+[.D20]" office:value-type="float" office:value="174762" calcext:value-type="float">
            <text:p>174762</text:p>
          </table:table-cell>
          <table:table-cell table:formula="of:=[.B20]+[.D20]" office:value-type="float" office:value="174763" calcext:value-type="float">
            <text:p>174763</text:p>
          </table:table-cell>
          <table:table-cell table:formula="of:=[.B20]+[.C20]" office:value-type="float" office:value="174763" calcext:value-type="float">
            <text:p>174763</text:p>
          </table:table-cell>
          <table:table-cell table:formula="of:=[.B20]+[.C20]+[.D20]" office:value-type="float" office:value="262144" calcext:value-type="float">
            <text:p>262144</text:p>
          </table:table-cell>
          <table:table-cell table:formula="of:=SUM([.B21:.E21])" office:value-type="float" office:value="786432" calcext:value-type="float">
            <text:p>786432</text:p>
          </table:table-cell>
          <table:table-cell table:formula="of:=[.H20]" office:value-type="float" office:value="0" calcext:value-type="float">
            <text:p>0</text:p>
          </table:table-cell>
          <table:table-cell table:formula="of:=[.G20]" office:value-type="float" office:value="1" calcext:value-type="float">
            <text:p>1</text:p>
          </table:table-cell>
          <table:table-cell table:formula="of:=[.G20]+[.H20]" office:value-type="float" office:value="1" calcext:value-type="float">
            <text:p>1</text:p>
          </table:table-cell>
          <table:table-cell table:formula="of:=SUM([.G21:.I2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C21]+[.D21]" office:value-type="float" office:value="349526" calcext:value-type="float">
            <text:p>349526</text:p>
          </table:table-cell>
          <table:table-cell table:formula="of:=[.B21]+[.D21]" office:value-type="float" office:value="349525" calcext:value-type="float">
            <text:p>349525</text:p>
          </table:table-cell>
          <table:table-cell table:formula="of:=[.B21]+[.C21]" office:value-type="float" office:value="349525" calcext:value-type="float">
            <text:p>349525</text:p>
          </table:table-cell>
          <table:table-cell table:formula="of:=[.B21]+[.C21]+[.D21]" office:value-type="float" office:value="524288" calcext:value-type="float">
            <text:p>524288</text:p>
          </table:table-cell>
          <table:table-cell table:formula="of:=SUM([.B22:.E22])" office:value-type="float" office:value="1572864" calcext:value-type="float">
            <text:p>1572864</text:p>
          </table:table-cell>
          <table:table-cell table:formula="of:=[.H21]" office:value-type="float" office:value="1" calcext:value-type="float">
            <text:p>1</text:p>
          </table:table-cell>
          <table:table-cell table:formula="of:=[.G21]" office:value-type="float" office:value="0" calcext:value-type="float">
            <text:p>0</text:p>
          </table:table-cell>
          <table:table-cell table:formula="of:=[.G21]+[.H21]" office:value-type="float" office:value="1" calcext:value-type="float">
            <text:p>1</text:p>
          </table:table-cell>
          <table:table-cell table:formula="of:=SUM([.G22:.I22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C22]+[.D22]" office:value-type="float" office:value="699050" calcext:value-type="float">
            <text:p>699050</text:p>
          </table:table-cell>
          <table:table-cell table:formula="of:=[.B22]+[.D22]" office:value-type="float" office:value="699051" calcext:value-type="float">
            <text:p>699051</text:p>
          </table:table-cell>
          <table:table-cell table:formula="of:=[.B22]+[.C22]" office:value-type="float" office:value="699051" calcext:value-type="float">
            <text:p>699051</text:p>
          </table:table-cell>
          <table:table-cell table:formula="of:=[.B22]+[.C22]+[.D22]" office:value-type="float" office:value="1048576" calcext:value-type="float">
            <text:p>1048576</text:p>
          </table:table-cell>
          <table:table-cell table:formula="of:=SUM([.B23:.E23])" office:value-type="float" office:value="3145728" calcext:value-type="float">
            <text:p>3145728</text:p>
          </table:table-cell>
          <table:table-cell table:formula="of:=[.H22]" office:value-type="float" office:value="0" calcext:value-type="float">
            <text:p>0</text:p>
          </table:table-cell>
          <table:table-cell table:formula="of:=[.G22]" office:value-type="float" office:value="1" calcext:value-type="float">
            <text:p>1</text:p>
          </table:table-cell>
          <table:table-cell table:formula="of:=[.G22]+[.H22]" office:value-type="float" office:value="1" calcext:value-type="float">
            <text:p>1</text:p>
          </table:table-cell>
          <table:table-cell table:formula="of:=SUM([.G23:.I23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C23]+[.D23]" office:value-type="float" office:value="1398102" calcext:value-type="float">
            <text:p>1398102</text:p>
          </table:table-cell>
          <table:table-cell table:formula="of:=[.B23]+[.D23]" office:value-type="float" office:value="1398101" calcext:value-type="float">
            <text:p>1398101</text:p>
          </table:table-cell>
          <table:table-cell table:formula="of:=[.B23]+[.C23]" office:value-type="float" office:value="1398101" calcext:value-type="float">
            <text:p>1398101</text:p>
          </table:table-cell>
          <table:table-cell table:formula="of:=[.B23]+[.C23]+[.D23]" office:value-type="float" office:value="2097152" calcext:value-type="float">
            <text:p>2097152</text:p>
          </table:table-cell>
          <table:table-cell table:formula="of:=SUM([.B24:.E24])" office:value-type="float" office:value="6291456" calcext:value-type="float">
            <text:p>6291456</text:p>
          </table:table-cell>
          <table:table-cell table:formula="of:=[.H23]" office:value-type="float" office:value="1" calcext:value-type="float">
            <text:p>1</text:p>
          </table:table-cell>
          <table:table-cell table:formula="of:=[.G23]" office:value-type="float" office:value="0" calcext:value-type="float">
            <text:p>0</text:p>
          </table:table-cell>
          <table:table-cell table:formula="of:=[.G23]+[.H23]" office:value-type="float" office:value="1" calcext:value-type="float">
            <text:p>1</text:p>
          </table:table-cell>
          <table:table-cell table:formula="of:=SUM([.G24:.I24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C24]+[.D24]" office:value-type="float" office:value="2796202" calcext:value-type="float">
            <text:p>2796202</text:p>
          </table:table-cell>
          <table:table-cell table:formula="of:=[.B24]+[.D24]" office:value-type="float" office:value="2796203" calcext:value-type="float">
            <text:p>2796203</text:p>
          </table:table-cell>
          <table:table-cell table:formula="of:=[.B24]+[.C24]" office:value-type="float" office:value="2796203" calcext:value-type="float">
            <text:p>2796203</text:p>
          </table:table-cell>
          <table:table-cell table:formula="of:=[.B24]+[.C24]+[.D24]" office:value-type="float" office:value="4194304" calcext:value-type="float">
            <text:p>4194304</text:p>
          </table:table-cell>
          <table:table-cell table:formula="of:=SUM([.B25:.E25])" office:value-type="float" office:value="12582912" calcext:value-type="float">
            <text:p>12582912</text:p>
          </table:table-cell>
          <table:table-cell table:formula="of:=[.H24]" office:value-type="float" office:value="0" calcext:value-type="float">
            <text:p>0</text:p>
          </table:table-cell>
          <table:table-cell table:formula="of:=[.G24]" office:value-type="float" office:value="1" calcext:value-type="float">
            <text:p>1</text:p>
          </table:table-cell>
          <table:table-cell table:formula="of:=[.G24]+[.H24]" office:value-type="float" office:value="1" calcext:value-type="float">
            <text:p>1</text:p>
          </table:table-cell>
          <table:table-cell table:formula="of:=SUM([.G25:.I25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C25]+[.D25]" office:value-type="float" office:value="5592406" calcext:value-type="float">
            <text:p>5592406</text:p>
          </table:table-cell>
          <table:table-cell table:formula="of:=[.B25]+[.D25]" office:value-type="float" office:value="5592405" calcext:value-type="float">
            <text:p>5592405</text:p>
          </table:table-cell>
          <table:table-cell table:formula="of:=[.B25]+[.C25]" office:value-type="float" office:value="5592405" calcext:value-type="float">
            <text:p>5592405</text:p>
          </table:table-cell>
          <table:table-cell table:formula="of:=[.B25]+[.C25]+[.D25]" office:value-type="float" office:value="8388608" calcext:value-type="float">
            <text:p>8388608</text:p>
          </table:table-cell>
          <table:table-cell table:formula="of:=SUM([.B26:.E26])" office:value-type="float" office:value="25165824" calcext:value-type="float">
            <text:p>25165824</text:p>
          </table:table-cell>
          <table:table-cell table:formula="of:=[.H25]" office:value-type="float" office:value="1" calcext:value-type="float">
            <text:p>1</text:p>
          </table:table-cell>
          <table:table-cell table:formula="of:=[.G25]" office:value-type="float" office:value="0" calcext:value-type="float">
            <text:p>0</text:p>
          </table:table-cell>
          <table:table-cell table:formula="of:=[.G25]+[.H25]" office:value-type="float" office:value="1" calcext:value-type="float">
            <text:p>1</text:p>
          </table:table-cell>
          <table:table-cell table:formula="of:=SUM([.G26:.I26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C26]+[.D26]" office:value-type="float" office:value="11184810" calcext:value-type="float">
            <text:p>11184810</text:p>
          </table:table-cell>
          <table:table-cell table:formula="of:=[.B26]+[.D26]" office:value-type="float" office:value="11184811" calcext:value-type="float">
            <text:p>11184811</text:p>
          </table:table-cell>
          <table:table-cell table:formula="of:=[.B26]+[.C26]" office:value-type="float" office:value="11184811" calcext:value-type="float">
            <text:p>11184811</text:p>
          </table:table-cell>
          <table:table-cell table:formula="of:=[.B26]+[.C26]+[.D26]" office:value-type="float" office:value="16777216" calcext:value-type="float">
            <text:p>16777216</text:p>
          </table:table-cell>
          <table:table-cell table:formula="of:=SUM([.B27:.E27])" office:value-type="float" office:value="50331648" calcext:value-type="float">
            <text:p>50331648</text:p>
          </table:table-cell>
          <table:table-cell table:formula="of:=[.H26]" office:value-type="float" office:value="0" calcext:value-type="float">
            <text:p>0</text:p>
          </table:table-cell>
          <table:table-cell table:formula="of:=[.G26]" office:value-type="float" office:value="1" calcext:value-type="float">
            <text:p>1</text:p>
          </table:table-cell>
          <table:table-cell table:formula="of:=[.G26]+[.H26]" office:value-type="float" office:value="1" calcext:value-type="float">
            <text:p>1</text:p>
          </table:table-cell>
          <table:table-cell table:formula="of:=SUM([.G27:.I27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C27]+[.D27]" office:value-type="float" office:value="22369622" calcext:value-type="float">
            <text:p>22369622</text:p>
          </table:table-cell>
          <table:table-cell table:formula="of:=[.B27]+[.D27]" office:value-type="float" office:value="22369621" calcext:value-type="float">
            <text:p>22369621</text:p>
          </table:table-cell>
          <table:table-cell table:formula="of:=[.B27]+[.C27]" office:value-type="float" office:value="22369621" calcext:value-type="float">
            <text:p>22369621</text:p>
          </table:table-cell>
          <table:table-cell table:formula="of:=[.B27]+[.C27]+[.D27]" office:value-type="float" office:value="33554432" calcext:value-type="float">
            <text:p>33554432</text:p>
          </table:table-cell>
          <table:table-cell table:formula="of:=SUM([.B28:.E28])" office:value-type="float" office:value="100663296" calcext:value-type="float">
            <text:p>100663296</text:p>
          </table:table-cell>
          <table:table-cell table:formula="of:=[.H27]" office:value-type="float" office:value="1" calcext:value-type="float">
            <text:p>1</text:p>
          </table:table-cell>
          <table:table-cell table:formula="of:=[.G27]" office:value-type="float" office:value="0" calcext:value-type="float">
            <text:p>0</text:p>
          </table:table-cell>
          <table:table-cell table:formula="of:=[.G27]+[.H27]" office:value-type="float" office:value="1" calcext:value-type="float">
            <text:p>1</text:p>
          </table:table-cell>
          <table:table-cell table:formula="of:=SUM([.G28:.I28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C28]+[.D28]" office:value-type="float" office:value="44739242" calcext:value-type="float">
            <text:p>44739242</text:p>
          </table:table-cell>
          <table:table-cell table:formula="of:=[.B28]+[.D28]" office:value-type="float" office:value="44739243" calcext:value-type="float">
            <text:p>44739243</text:p>
          </table:table-cell>
          <table:table-cell table:formula="of:=[.B28]+[.C28]" office:value-type="float" office:value="44739243" calcext:value-type="float">
            <text:p>44739243</text:p>
          </table:table-cell>
          <table:table-cell table:formula="of:=[.B28]+[.C28]+[.D28]" office:value-type="float" office:value="67108864" calcext:value-type="float">
            <text:p>67108864</text:p>
          </table:table-cell>
          <table:table-cell table:formula="of:=SUM([.B29:.E29])" office:value-type="float" office:value="201326592" calcext:value-type="float">
            <text:p>201326592</text:p>
          </table:table-cell>
          <table:table-cell table:formula="of:=[.H28]" office:value-type="float" office:value="0" calcext:value-type="float">
            <text:p>0</text:p>
          </table:table-cell>
          <table:table-cell table:formula="of:=[.G28]" office:value-type="float" office:value="1" calcext:value-type="float">
            <text:p>1</text:p>
          </table:table-cell>
          <table:table-cell table:formula="of:=[.G28]+[.H28]" office:value-type="float" office:value="1" calcext:value-type="float">
            <text:p>1</text:p>
          </table:table-cell>
          <table:table-cell table:formula="of:=SUM([.G29:.I29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29]+[.D29]" office:value-type="float" office:value="89478486" calcext:value-type="float">
            <text:p>89478486</text:p>
          </table:table-cell>
          <table:table-cell table:formula="of:=[.B29]+[.D29]" office:value-type="float" office:value="89478485" calcext:value-type="float">
            <text:p>89478485</text:p>
          </table:table-cell>
          <table:table-cell table:formula="of:=[.B29]+[.C29]" office:value-type="float" office:value="89478485" calcext:value-type="float">
            <text:p>89478485</text:p>
          </table:table-cell>
          <table:table-cell table:formula="of:=[.B29]+[.C29]+[.D29]" office:value-type="float" office:value="134217728" calcext:value-type="float">
            <text:p>134217728</text:p>
          </table:table-cell>
          <table:table-cell table:formula="of:=SUM([.B30:.E30])" office:value-type="float" office:value="402653184" calcext:value-type="float">
            <text:p>402653184</text:p>
          </table:table-cell>
          <table:table-cell table:formula="of:=[.H29]" office:value-type="float" office:value="1" calcext:value-type="float">
            <text:p>1</text:p>
          </table:table-cell>
          <table:table-cell table:formula="of:=[.G29]" office:value-type="float" office:value="0" calcext:value-type="float">
            <text:p>0</text:p>
          </table:table-cell>
          <table:table-cell table:formula="of:=[.G29]+[.H29]" office:value-type="float" office:value="1" calcext:value-type="float">
            <text:p>1</text:p>
          </table:table-cell>
          <table:table-cell table:formula="of:=SUM([.G30:.I30]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§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C30]+[.D30]" office:value-type="float" office:value="178956970" calcext:value-type="float">
            <text:p>178956970</text:p>
          </table:table-cell>
          <table:table-cell table:formula="of:=[.B30]+[.D30]" office:value-type="float" office:value="178956971" calcext:value-type="float">
            <text:p>178956971</text:p>
          </table:table-cell>
          <table:table-cell table:formula="of:=[.B30]+[.C30]" office:value-type="float" office:value="178956971" calcext:value-type="float">
            <text:p>178956971</text:p>
          </table:table-cell>
          <table:table-cell table:formula="of:=[.B30]+[.C30]+[.D30]" office:value-type="float" office:value="268435456" calcext:value-type="float">
            <text:p>268435456</text:p>
          </table:table-cell>
          <table:table-cell table:formula="of:=SUM([.B31:.E31])" office:value-type="float" office:value="805306368" calcext:value-type="float">
            <text:p>805306368</text:p>
          </table:table-cell>
          <table:table-cell table:formula="of:=[.H30]" office:value-type="float" office:value="0" calcext:value-type="float">
            <text:p>0</text:p>
          </table:table-cell>
          <table:table-cell table:formula="of:=[.G30]" office:value-type="float" office:value="1" calcext:value-type="float">
            <text:p>1</text:p>
          </table:table-cell>
          <table:table-cell table:formula="of:=[.G30]+[.H30]" office:value-type="float" office:value="1" calcext:value-type="float">
            <text:p>1</text:p>
          </table:table-cell>
          <table:table-cell table:formula="of:=SUM([.G31:.I3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C31]+[.D31]" office:value-type="float" office:value="357913942" calcext:value-type="float">
            <text:p>357913942</text:p>
          </table:table-cell>
          <table:table-cell table:formula="of:=[.B31]+[.D31]" office:value-type="float" office:value="357913941" calcext:value-type="float">
            <text:p>357913941</text:p>
          </table:table-cell>
          <table:table-cell table:formula="of:=[.B31]+[.C31]" office:value-type="float" office:value="357913941" calcext:value-type="float">
            <text:p>357913941</text:p>
          </table:table-cell>
          <table:table-cell table:formula="of:=[.B31]+[.C31]+[.D31]" office:value-type="float" office:value="536870912" calcext:value-type="float">
            <text:p>536870912</text:p>
          </table:table-cell>
          <table:table-cell table:formula="of:=SUM([.B32:.E32])" office:value-type="float" office:value="1610612736" calcext:value-type="float">
            <text:p>1610612736</text:p>
          </table:table-cell>
          <table:table-cell table:formula="of:=[.H31]" office:value-type="float" office:value="1" calcext:value-type="float">
            <text:p>1</text:p>
          </table:table-cell>
          <table:table-cell table:formula="of:=[.G31]" office:value-type="float" office:value="0" calcext:value-type="float">
            <text:p>0</text:p>
          </table:table-cell>
          <table:table-cell table:formula="of:=[.G31]+[.H31]" office:value-type="float" office:value="1" calcext:value-type="float">
            <text:p>1</text:p>
          </table:table-cell>
          <table:table-cell table:formula="of:=SUM([.G32:.I32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C32]+[.D32]" office:value-type="float" office:value="715827882" calcext:value-type="float">
            <text:p>715827882</text:p>
          </table:table-cell>
          <table:table-cell table:formula="of:=[.B32]+[.D32]" office:value-type="float" office:value="715827883" calcext:value-type="float">
            <text:p>715827883</text:p>
          </table:table-cell>
          <table:table-cell table:formula="of:=[.B32]+[.C32]" office:value-type="float" office:value="715827883" calcext:value-type="float">
            <text:p>715827883</text:p>
          </table:table-cell>
          <table:table-cell table:formula="of:=[.B32]+[.C32]+[.D32]" office:value-type="float" office:value="1073741824" calcext:value-type="float">
            <text:p>1073741824</text:p>
          </table:table-cell>
          <table:table-cell table:formula="of:=SUM([.B33:.E33])" office:value-type="float" office:value="3221225472" calcext:value-type="float">
            <text:p>3221225472</text:p>
          </table:table-cell>
          <table:table-cell table:formula="of:=[.H32]" office:value-type="float" office:value="0" calcext:value-type="float">
            <text:p>0</text:p>
          </table:table-cell>
          <table:table-cell table:formula="of:=[.G32]" office:value-type="float" office:value="1" calcext:value-type="float">
            <text:p>1</text:p>
          </table:table-cell>
          <table:table-cell table:formula="of:=[.G32]+[.H32]" office:value-type="float" office:value="1" calcext:value-type="float">
            <text:p>1</text:p>
          </table:table-cell>
          <table:table-cell table:formula="of:=SUM([.G33:.I33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C33]+[.D33]" office:value-type="float" office:value="1431655766" calcext:value-type="float">
            <text:p>1431655766</text:p>
          </table:table-cell>
          <table:table-cell table:formula="of:=[.B33]+[.D33]" office:value-type="float" office:value="1431655765" calcext:value-type="float">
            <text:p>1431655765</text:p>
          </table:table-cell>
          <table:table-cell table:formula="of:=[.B33]+[.C33]" office:value-type="float" office:value="1431655765" calcext:value-type="float">
            <text:p>1431655765</text:p>
          </table:table-cell>
          <table:table-cell table:formula="of:=[.B33]+[.C33]+[.D33]" office:value-type="float" office:value="2147483648" calcext:value-type="float">
            <text:p>2147483648</text:p>
          </table:table-cell>
          <table:table-cell table:formula="of:=SUM([.B34:.E34])" office:value-type="float" office:value="6442450944" calcext:value-type="float">
            <text:p>6442450944</text:p>
          </table:table-cell>
          <table:table-cell table:formula="of:=[.H33]" office:value-type="float" office:value="1" calcext:value-type="float">
            <text:p>1</text:p>
          </table:table-cell>
          <table:table-cell table:formula="of:=[.G33]" office:value-type="float" office:value="0" calcext:value-type="float">
            <text:p>0</text:p>
          </table:table-cell>
          <table:table-cell table:formula="of:=[.G33]+[.H33]" office:value-type="float" office:value="1" calcext:value-type="float">
            <text:p>1</text:p>
          </table:table-cell>
          <table:table-cell table:formula="of:=SUM([.G34:.I34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34]+[.D34]" office:value-type="float" office:value="2863311530" calcext:value-type="float">
            <text:p>2863311530</text:p>
          </table:table-cell>
          <table:table-cell table:formula="of:=[.B34]+[.D34]" office:value-type="float" office:value="2863311531" calcext:value-type="float">
            <text:p>2863311531</text:p>
          </table:table-cell>
          <table:table-cell table:formula="of:=[.B34]+[.C34]" office:value-type="float" office:value="2863311531" calcext:value-type="float">
            <text:p>2863311531</text:p>
          </table:table-cell>
          <table:table-cell table:formula="of:=[.B34]+[.C34]+[.D34]" office:value-type="float" office:value="4294967296" calcext:value-type="float">
            <text:p>4294967296</text:p>
          </table:table-cell>
          <table:table-cell table:formula="of:=SUM([.B35:.E35])" office:value-type="float" office:value="12884901888" calcext:value-type="float">
            <text:p>12884901888</text:p>
          </table:table-cell>
          <table:table-cell table:formula="of:=[.H34]" office:value-type="float" office:value="0" calcext:value-type="float">
            <text:p>0</text:p>
          </table:table-cell>
          <table:table-cell table:formula="of:=[.G34]" office:value-type="float" office:value="1" calcext:value-type="float">
            <text:p>1</text:p>
          </table:table-cell>
          <table:table-cell table:formula="of:=[.G34]+[.H34]" office:value-type="float" office:value="1" calcext:value-type="float">
            <text:p>1</text:p>
          </table:table-cell>
          <table:table-cell table:formula="of:=SUM([.G35:.I35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C35]+[.D35]" office:value-type="float" office:value="5726623062" calcext:value-type="float">
            <text:p>5726623062</text:p>
          </table:table-cell>
          <table:table-cell table:formula="of:=[.B35]+[.D35]" office:value-type="float" office:value="5726623061" calcext:value-type="float">
            <text:p>5726623061</text:p>
          </table:table-cell>
          <table:table-cell table:formula="of:=[.B35]+[.C35]" office:value-type="float" office:value="5726623061" calcext:value-type="float">
            <text:p>5726623061</text:p>
          </table:table-cell>
          <table:table-cell table:formula="of:=[.B35]+[.C35]+[.D35]" office:value-type="float" office:value="8589934592" calcext:value-type="float">
            <text:p>8589934592</text:p>
          </table:table-cell>
          <table:table-cell table:formula="of:=SUM([.B36:.E36])" office:value-type="float" office:value="25769803776" calcext:value-type="float">
            <text:p>25769803776</text:p>
          </table:table-cell>
          <table:table-cell table:formula="of:=[.H35]" office:value-type="float" office:value="1" calcext:value-type="float">
            <text:p>1</text:p>
          </table:table-cell>
          <table:table-cell table:formula="of:=[.G35]" office:value-type="float" office:value="0" calcext:value-type="float">
            <text:p>0</text:p>
          </table:table-cell>
          <table:table-cell table:formula="of:=[.G35]+[.H35]" office:value-type="float" office:value="1" calcext:value-type="float">
            <text:p>1</text:p>
          </table:table-cell>
          <table:table-cell table:formula="of:=SUM([.G36:.I36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C36]+[.D36]" office:value-type="float" office:value="11453246122" calcext:value-type="float">
            <text:p>11453246122</text:p>
          </table:table-cell>
          <table:table-cell table:formula="of:=[.B36]+[.D36]" office:value-type="float" office:value="11453246123" calcext:value-type="float">
            <text:p>11453246123</text:p>
          </table:table-cell>
          <table:table-cell table:formula="of:=[.B36]+[.C36]" office:value-type="float" office:value="11453246123" calcext:value-type="float">
            <text:p>11453246123</text:p>
          </table:table-cell>
          <table:table-cell table:formula="of:=[.B36]+[.C36]+[.D36]" office:value-type="float" office:value="17179869184" calcext:value-type="float">
            <text:p>17179869184</text:p>
          </table:table-cell>
          <table:table-cell table:formula="of:=SUM([.B37:.E37])" office:value-type="float" office:value="51539607552" calcext:value-type="float">
            <text:p>51539607552</text:p>
          </table:table-cell>
          <table:table-cell table:formula="of:=[.H36]" office:value-type="float" office:value="0" calcext:value-type="float">
            <text:p>0</text:p>
          </table:table-cell>
          <table:table-cell table:formula="of:=[.G36]" office:value-type="float" office:value="1" calcext:value-type="float">
            <text:p>1</text:p>
          </table:table-cell>
          <table:table-cell table:formula="of:=[.G36]+[.H36]" office:value-type="float" office:value="1" calcext:value-type="float">
            <text:p>1</text:p>
          </table:table-cell>
          <table:table-cell table:formula="of:=SUM([.G37:.I37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C37]+[.D37]" office:value-type="float" office:value="22906492246" calcext:value-type="float">
            <text:p>22906492246</text:p>
          </table:table-cell>
          <table:table-cell table:formula="of:=[.B37]+[.D37]" office:value-type="float" office:value="22906492245" calcext:value-type="float">
            <text:p>22906492245</text:p>
          </table:table-cell>
          <table:table-cell table:formula="of:=[.B37]+[.C37]" office:value-type="float" office:value="22906492245" calcext:value-type="float">
            <text:p>22906492245</text:p>
          </table:table-cell>
          <table:table-cell table:formula="of:=[.B37]+[.C37]+[.D37]" office:value-type="float" office:value="34359738368" calcext:value-type="float">
            <text:p>34359738368</text:p>
          </table:table-cell>
          <table:table-cell table:formula="of:=SUM([.B38:.E38])" office:value-type="float" office:value="103079215104" calcext:value-type="float">
            <text:p>103079215104</text:p>
          </table:table-cell>
          <table:table-cell table:formula="of:=[.H37]" office:value-type="float" office:value="1" calcext:value-type="float">
            <text:p>1</text:p>
          </table:table-cell>
          <table:table-cell table:formula="of:=[.G37]" office:value-type="float" office:value="0" calcext:value-type="float">
            <text:p>0</text:p>
          </table:table-cell>
          <table:table-cell table:formula="of:=[.G37]+[.H37]" office:value-type="float" office:value="1" calcext:value-type="float">
            <text:p>1</text:p>
          </table:table-cell>
          <table:table-cell table:formula="of:=SUM([.G38:.I38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C38]+[.D38]" office:value-type="float" office:value="45812984490" calcext:value-type="float">
            <text:p>45812984490</text:p>
          </table:table-cell>
          <table:table-cell table:formula="of:=[.B38]+[.D38]" office:value-type="float" office:value="45812984491" calcext:value-type="float">
            <text:p>45812984491</text:p>
          </table:table-cell>
          <table:table-cell table:formula="of:=[.B38]+[.C38]" office:value-type="float" office:value="45812984491" calcext:value-type="float">
            <text:p>45812984491</text:p>
          </table:table-cell>
          <table:table-cell table:formula="of:=[.B38]+[.C38]+[.D38]" office:value-type="float" office:value="68719476736" calcext:value-type="float">
            <text:p>68719476736</text:p>
          </table:table-cell>
          <table:table-cell table:formula="of:=SUM([.B39:.E39])" office:value-type="float" office:value="206158430208" calcext:value-type="float">
            <text:p>206158430208</text:p>
          </table:table-cell>
          <table:table-cell table:formula="of:=[.H38]" office:value-type="float" office:value="0" calcext:value-type="float">
            <text:p>0</text:p>
          </table:table-cell>
          <table:table-cell table:formula="of:=[.G38]" office:value-type="float" office:value="1" calcext:value-type="float">
            <text:p>1</text:p>
          </table:table-cell>
          <table:table-cell table:formula="of:=[.G38]+[.H38]" office:value-type="float" office:value="1" calcext:value-type="float">
            <text:p>1</text:p>
          </table:table-cell>
          <table:table-cell table:formula="of:=SUM([.G39:.I39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C39]+[.D39]" office:value-type="float" office:value="91625968982" calcext:value-type="float">
            <text:p>91625968982</text:p>
          </table:table-cell>
          <table:table-cell table:formula="of:=[.B39]+[.D39]" office:value-type="float" office:value="91625968981" calcext:value-type="float">
            <text:p>91625968981</text:p>
          </table:table-cell>
          <table:table-cell table:formula="of:=[.B39]+[.C39]" office:value-type="float" office:value="91625968981" calcext:value-type="float">
            <text:p>91625968981</text:p>
          </table:table-cell>
          <table:table-cell table:formula="of:=[.B39]+[.C39]+[.D39]" office:value-type="float" office:value="137438953472" calcext:value-type="float">
            <text:p>137438953472</text:p>
          </table:table-cell>
          <table:table-cell table:formula="of:=SUM([.B40:.E40])" office:value-type="float" office:value="412316860416" calcext:value-type="float">
            <text:p>412316860416</text:p>
          </table:table-cell>
          <table:table-cell table:formula="of:=[.H39]" office:value-type="float" office:value="1" calcext:value-type="float">
            <text:p>1</text:p>
          </table:table-cell>
          <table:table-cell table:formula="of:=[.G39]" office:value-type="float" office:value="0" calcext:value-type="float">
            <text:p>0</text:p>
          </table:table-cell>
          <table:table-cell table:formula="of:=[.G39]+[.H39]" office:value-type="float" office:value="1" calcext:value-type="float">
            <text:p>1</text:p>
          </table:table-cell>
          <table:table-cell table:formula="of:=SUM([.G40:.I40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40]+[.D40]" office:value-type="float" office:value="183251937962" calcext:value-type="float">
            <text:p>183251937962</text:p>
          </table:table-cell>
          <table:table-cell table:formula="of:=[.B40]+[.D40]" office:value-type="float" office:value="183251937963" calcext:value-type="float">
            <text:p>183251937963</text:p>
          </table:table-cell>
          <table:table-cell table:formula="of:=[.B40]+[.C40]" office:value-type="float" office:value="183251937963" calcext:value-type="float">
            <text:p>183251937963</text:p>
          </table:table-cell>
          <table:table-cell table:formula="of:=[.B40]+[.C40]+[.D40]" office:value-type="float" office:value="274877906944" calcext:value-type="float">
            <text:p>274877906944</text:p>
          </table:table-cell>
          <table:table-cell table:formula="of:=SUM([.B41:.E41])" office:value-type="float" office:value="824633720832" calcext:value-type="float">
            <text:p>824633720832</text:p>
          </table:table-cell>
          <table:table-cell table:formula="of:=[.H40]" office:value-type="float" office:value="0" calcext:value-type="float">
            <text:p>0</text:p>
          </table:table-cell>
          <table:table-cell table:formula="of:=[.G40]" office:value-type="float" office:value="1" calcext:value-type="float">
            <text:p>1</text:p>
          </table:table-cell>
          <table:table-cell table:formula="of:=[.G40]+[.H40]" office:value-type="float" office:value="1" calcext:value-type="float">
            <text:p>1</text:p>
          </table:table-cell>
          <table:table-cell table:formula="of:=SUM([.G41:.I4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C41]+[.D41]" office:value-type="float" office:value="366503875926" calcext:value-type="float">
            <text:p>366503875926</text:p>
          </table:table-cell>
          <table:table-cell table:formula="of:=[.B41]+[.D41]" office:value-type="float" office:value="366503875925" calcext:value-type="float">
            <text:p>366503875925</text:p>
          </table:table-cell>
          <table:table-cell table:formula="of:=[.B41]+[.C41]" office:value-type="float" office:value="366503875925" calcext:value-type="float">
            <text:p>366503875925</text:p>
          </table:table-cell>
          <table:table-cell table:formula="of:=[.B41]+[.C41]+[.D41]" office:value-type="float" office:value="549755813888" calcext:value-type="float">
            <text:p>549755813888</text:p>
          </table:table-cell>
          <table:table-cell table:formula="of:=SUM([.B42:.E42])" office:value-type="float" office:value="1649267441664" calcext:value-type="float">
            <text:p>1649267441664</text:p>
          </table:table-cell>
          <table:table-cell table:formula="of:=[.H41]" office:value-type="float" office:value="1" calcext:value-type="float">
            <text:p>1</text:p>
          </table:table-cell>
          <table:table-cell table:formula="of:=[.G41]" office:value-type="float" office:value="0" calcext:value-type="float">
            <text:p>0</text:p>
          </table:table-cell>
          <table:table-cell table:formula="of:=[.G41]+[.H41]" office:value-type="float" office:value="1" calcext:value-type="float">
            <text:p>1</text:p>
          </table:table-cell>
          <table:table-cell table:formula="of:=SUM([.G42:.I42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42]+[.D42]" office:value-type="float" office:value="733007751850" calcext:value-type="float">
            <text:p>733007751850</text:p>
          </table:table-cell>
          <table:table-cell table:formula="of:=[.B42]+[.D42]" office:value-type="float" office:value="733007751851" calcext:value-type="float">
            <text:p>733007751851</text:p>
          </table:table-cell>
          <table:table-cell table:formula="of:=[.B42]+[.C42]" office:value-type="float" office:value="733007751851" calcext:value-type="float">
            <text:p>733007751851</text:p>
          </table:table-cell>
          <table:table-cell table:formula="of:=[.B42]+[.C42]+[.D42]" office:value-type="float" office:value="1099511627776" calcext:value-type="float">
            <text:p>1099511627776</text:p>
          </table:table-cell>
          <table:table-cell table:formula="of:=SUM([.B43:.E43])" office:value-type="float" office:value="3298534883328" calcext:value-type="float">
            <text:p>3298534883328</text:p>
          </table:table-cell>
          <table:table-cell table:formula="of:=[.H42]" office:value-type="float" office:value="0" calcext:value-type="float">
            <text:p>0</text:p>
          </table:table-cell>
          <table:table-cell table:formula="of:=[.G42]" office:value-type="float" office:value="1" calcext:value-type="float">
            <text:p>1</text:p>
          </table:table-cell>
          <table:table-cell table:formula="of:=[.G42]+[.H42]" office:value-type="float" office:value="1" calcext:value-type="float">
            <text:p>1</text:p>
          </table:table-cell>
          <table:table-cell table:formula="of:=SUM([.G43:.I43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C43]+[.D43]" office:value-type="float" office:value="1466015503702" calcext:value-type="float">
            <text:p>1466015503702</text:p>
          </table:table-cell>
          <table:table-cell table:formula="of:=[.B43]+[.D43]" office:value-type="float" office:value="1466015503701" calcext:value-type="float">
            <text:p>1466015503701</text:p>
          </table:table-cell>
          <table:table-cell table:formula="of:=[.B43]+[.C43]" office:value-type="float" office:value="1466015503701" calcext:value-type="float">
            <text:p>1466015503701</text:p>
          </table:table-cell>
          <table:table-cell table:formula="of:=[.B43]+[.C43]+[.D43]" office:value-type="float" office:value="2199023255552" calcext:value-type="float">
            <text:p>2199023255552</text:p>
          </table:table-cell>
          <table:table-cell table:formula="of:=SUM([.B44:.E44])" office:value-type="float" office:value="6597069766656" calcext:value-type="float">
            <text:p>6597069766656</text:p>
          </table:table-cell>
          <table:table-cell table:formula="of:=[.H43]" office:value-type="float" office:value="1" calcext:value-type="float">
            <text:p>1</text:p>
          </table:table-cell>
          <table:table-cell table:formula="of:=[.G43]" office:value-type="float" office:value="0" calcext:value-type="float">
            <text:p>0</text:p>
          </table:table-cell>
          <table:table-cell table:formula="of:=[.G43]+[.H43]" office:value-type="float" office:value="1" calcext:value-type="float">
            <text:p>1</text:p>
          </table:table-cell>
          <table:table-cell table:formula="of:=SUM([.G44:.I44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44]+[.D44]" office:value-type="float" office:value="2932031007402" calcext:value-type="float">
            <text:p>2932031007402</text:p>
          </table:table-cell>
          <table:table-cell table:formula="of:=[.B44]+[.D44]" office:value-type="float" office:value="2932031007403" calcext:value-type="float">
            <text:p>2932031007403</text:p>
          </table:table-cell>
          <table:table-cell table:formula="of:=[.B44]+[.C44]" office:value-type="float" office:value="2932031007403" calcext:value-type="float">
            <text:p>2932031007403</text:p>
          </table:table-cell>
          <table:table-cell table:formula="of:=[.B44]+[.C44]+[.D44]" office:value-type="float" office:value="4398046511104" calcext:value-type="float">
            <text:p>4398046511104</text:p>
          </table:table-cell>
          <table:table-cell table:formula="of:=SUM([.B45:.E45])" office:value-type="float" office:value="13194139533312" calcext:value-type="float">
            <text:p>13194139533312</text:p>
          </table:table-cell>
          <table:table-cell table:formula="of:=[.H44]" office:value-type="float" office:value="0" calcext:value-type="float">
            <text:p>0</text:p>
          </table:table-cell>
          <table:table-cell table:formula="of:=[.G44]" office:value-type="float" office:value="1" calcext:value-type="float">
            <text:p>1</text:p>
          </table:table-cell>
          <table:table-cell table:formula="of:=[.G44]+[.H44]" office:value-type="float" office:value="1" calcext:value-type="float">
            <text:p>1</text:p>
          </table:table-cell>
          <table:table-cell table:formula="of:=SUM([.G45:.I45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45]+[.D45]" office:value-type="float" office:value="5864062014806" calcext:value-type="float">
            <text:p>5864062014806</text:p>
          </table:table-cell>
          <table:table-cell table:formula="of:=[.B45]+[.D45]" office:value-type="float" office:value="5864062014805" calcext:value-type="float">
            <text:p>5864062014805</text:p>
          </table:table-cell>
          <table:table-cell table:formula="of:=[.B45]+[.C45]" office:value-type="float" office:value="5864062014805" calcext:value-type="float">
            <text:p>5864062014805</text:p>
          </table:table-cell>
          <table:table-cell table:formula="of:=[.B45]+[.C45]+[.D45]" office:value-type="float" office:value="8796093022208" calcext:value-type="float">
            <text:p>8796093022208</text:p>
          </table:table-cell>
          <table:table-cell table:formula="of:=SUM([.B46:.E46])" office:value-type="float" office:value="26388279066624" calcext:value-type="float">
            <text:p>26388279066624</text:p>
          </table:table-cell>
          <table:table-cell table:formula="of:=[.H45]" office:value-type="float" office:value="1" calcext:value-type="float">
            <text:p>1</text:p>
          </table:table-cell>
          <table:table-cell table:formula="of:=[.G45]" office:value-type="float" office:value="0" calcext:value-type="float">
            <text:p>0</text:p>
          </table:table-cell>
          <table:table-cell table:formula="of:=[.G45]+[.H45]" office:value-type="float" office:value="1" calcext:value-type="float">
            <text:p>1</text:p>
          </table:table-cell>
          <table:table-cell table:formula="of:=SUM([.G46:.I46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46]+[.D46]" office:value-type="float" office:value="11728124029610" calcext:value-type="float">
            <text:p>11728124029610</text:p>
          </table:table-cell>
          <table:table-cell table:formula="of:=[.B46]+[.D46]" office:value-type="float" office:value="11728124029611" calcext:value-type="float">
            <text:p>11728124029611</text:p>
          </table:table-cell>
          <table:table-cell table:formula="of:=[.B46]+[.C46]" office:value-type="float" office:value="11728124029611" calcext:value-type="float">
            <text:p>11728124029611</text:p>
          </table:table-cell>
          <table:table-cell table:formula="of:=[.B46]+[.C46]+[.D46]" office:value-type="float" office:value="17592186044416" calcext:value-type="float">
            <text:p>17592186044416</text:p>
          </table:table-cell>
          <table:table-cell table:formula="of:=SUM([.B47:.E47])" office:value-type="float" office:value="52776558133248" calcext:value-type="float">
            <text:p>52776558133248</text:p>
          </table:table-cell>
          <table:table-cell table:formula="of:=[.H46]" office:value-type="float" office:value="0" calcext:value-type="float">
            <text:p>0</text:p>
          </table:table-cell>
          <table:table-cell table:formula="of:=[.G46]" office:value-type="float" office:value="1" calcext:value-type="float">
            <text:p>1</text:p>
          </table:table-cell>
          <table:table-cell table:formula="of:=[.G46]+[.H46]" office:value-type="float" office:value="1" calcext:value-type="float">
            <text:p>1</text:p>
          </table:table-cell>
          <table:table-cell table:formula="of:=SUM([.G47:.I47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47]+[.D47]" office:value-type="float" office:value="23456248059222" calcext:value-type="float">
            <text:p>23456248059222</text:p>
          </table:table-cell>
          <table:table-cell table:formula="of:=[.B47]+[.D47]" office:value-type="float" office:value="23456248059221" calcext:value-type="float">
            <text:p>23456248059221</text:p>
          </table:table-cell>
          <table:table-cell table:formula="of:=[.B47]+[.C47]" office:value-type="float" office:value="23456248059221" calcext:value-type="float">
            <text:p>23456248059221</text:p>
          </table:table-cell>
          <table:table-cell table:formula="of:=[.B47]+[.C47]+[.D47]" office:value-type="float" office:value="35184372088832" calcext:value-type="float">
            <text:p>35184372088832</text:p>
          </table:table-cell>
          <table:table-cell table:formula="of:=SUM([.B48:.E48])" office:value-type="float" office:value="105553116266496" calcext:value-type="float">
            <text:p>105553116266496</text:p>
          </table:table-cell>
          <table:table-cell table:formula="of:=[.H47]" office:value-type="float" office:value="1" calcext:value-type="float">
            <text:p>1</text:p>
          </table:table-cell>
          <table:table-cell table:formula="of:=[.G47]" office:value-type="float" office:value="0" calcext:value-type="float">
            <text:p>0</text:p>
          </table:table-cell>
          <table:table-cell table:formula="of:=[.G47]+[.H47]" office:value-type="float" office:value="1" calcext:value-type="float">
            <text:p>1</text:p>
          </table:table-cell>
          <table:table-cell table:formula="of:=SUM([.G48:.I48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48]+[.D48]" office:value-type="float" office:value="46912496118442" calcext:value-type="float">
            <text:p>46912496118442</text:p>
          </table:table-cell>
          <table:table-cell table:formula="of:=[.B48]+[.D48]" office:value-type="float" office:value="46912496118443" calcext:value-type="float">
            <text:p>46912496118443</text:p>
          </table:table-cell>
          <table:table-cell table:formula="of:=[.B48]+[.C48]" office:value-type="float" office:value="46912496118443" calcext:value-type="float">
            <text:p>46912496118443</text:p>
          </table:table-cell>
          <table:table-cell table:formula="of:=[.B48]+[.C48]+[.D48]" office:value-type="float" office:value="70368744177664" calcext:value-type="float">
            <text:p>70368744177664</text:p>
          </table:table-cell>
          <table:table-cell table:formula="of:=SUM([.B49:.E49])" office:value-type="float" office:value="211106232532992" calcext:value-type="float">
            <text:p>211106232532992</text:p>
          </table:table-cell>
          <table:table-cell table:formula="of:=[.H48]" office:value-type="float" office:value="0" calcext:value-type="float">
            <text:p>0</text:p>
          </table:table-cell>
          <table:table-cell table:formula="of:=[.G48]" office:value-type="float" office:value="1" calcext:value-type="float">
            <text:p>1</text:p>
          </table:table-cell>
          <table:table-cell table:formula="of:=[.G48]+[.H48]" office:value-type="float" office:value="1" calcext:value-type="float">
            <text:p>1</text:p>
          </table:table-cell>
          <table:table-cell table:formula="of:=SUM([.G49:.I49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49]+[.D49]" office:value-type="float" office:value="93824992236886" calcext:value-type="float">
            <text:p>93824992236886</text:p>
          </table:table-cell>
          <table:table-cell table:formula="of:=[.B49]+[.D49]" office:value-type="float" office:value="93824992236885" calcext:value-type="float">
            <text:p>93824992236885</text:p>
          </table:table-cell>
          <table:table-cell table:formula="of:=[.B49]+[.C49]" office:value-type="float" office:value="93824992236885" calcext:value-type="float">
            <text:p>93824992236885</text:p>
          </table:table-cell>
          <table:table-cell table:formula="of:=[.B49]+[.C49]+[.D49]" office:value-type="float" office:value="140737488355328" calcext:value-type="float">
            <text:p>140737488355328</text:p>
          </table:table-cell>
          <table:table-cell table:formula="of:=SUM([.B50:.E50])" office:value-type="float" office:value="422212465065984" calcext:value-type="float">
            <text:p>422212465065984</text:p>
          </table:table-cell>
          <table:table-cell table:formula="of:=[.H49]" office:value-type="float" office:value="1" calcext:value-type="float">
            <text:p>1</text:p>
          </table:table-cell>
          <table:table-cell table:formula="of:=[.G49]" office:value-type="float" office:value="0" calcext:value-type="float">
            <text:p>0</text:p>
          </table:table-cell>
          <table:table-cell table:formula="of:=[.G49]+[.H49]" office:value-type="float" office:value="1" calcext:value-type="float">
            <text:p>1</text:p>
          </table:table-cell>
          <table:table-cell table:formula="of:=SUM([.G50:.I50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50]+[.D50]" office:value-type="float" office:value="187649984473770" calcext:value-type="float">
            <text:p>187649984473770</text:p>
          </table:table-cell>
          <table:table-cell table:formula="of:=[.B50]+[.D50]" office:value-type="float" office:value="187649984473771" calcext:value-type="float">
            <text:p>187649984473771</text:p>
          </table:table-cell>
          <table:table-cell table:formula="of:=[.B50]+[.C50]" office:value-type="float" office:value="187649984473771" calcext:value-type="float">
            <text:p>187649984473771</text:p>
          </table:table-cell>
          <table:table-cell table:formula="of:=[.B50]+[.C50]+[.D50]" office:value-type="float" office:value="281474976710656" calcext:value-type="float">
            <text:p>281474976710656</text:p>
          </table:table-cell>
          <table:table-cell table:formula="of:=SUM([.B51:.E51])" office:value-type="float" office:value="844424930131968" calcext:value-type="float">
            <text:p>844424930131968</text:p>
          </table:table-cell>
          <table:table-cell table:formula="of:=[.H50]" office:value-type="float" office:value="0" calcext:value-type="float">
            <text:p>0</text:p>
          </table:table-cell>
          <table:table-cell table:formula="of:=[.G50]" office:value-type="float" office:value="1" calcext:value-type="float">
            <text:p>1</text:p>
          </table:table-cell>
          <table:table-cell table:formula="of:=[.G50]+[.H50]" office:value-type="float" office:value="1" calcext:value-type="float">
            <text:p>1</text:p>
          </table:table-cell>
          <table:table-cell table:formula="of:=SUM([.G51:.I5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51]+[.D51]" office:value-type="float" office:value="375299968947542" calcext:value-type="float">
            <text:p>375299968947542</text:p>
          </table:table-cell>
          <table:table-cell table:formula="of:=[.B51]+[.D51]" office:value-type="float" office:value="375299968947541" calcext:value-type="float">
            <text:p>375299968947541</text:p>
          </table:table-cell>
          <table:table-cell table:formula="of:=[.B51]+[.C51]" office:value-type="float" office:value="375299968947541" calcext:value-type="float">
            <text:p>375299968947541</text:p>
          </table:table-cell>
          <table:table-cell table:formula="of:=[.B51]+[.C51]+[.D51]" office:value-type="float" office:value="562949953421312" calcext:value-type="float">
            <text:p>562949953421312</text:p>
          </table:table-cell>
          <table:table-cell table:formula="of:=SUM([.B52:.E52])" office:value-type="float" office:value="1688849860263936" calcext:value-type="float">
            <text:p>1688849860263936</text:p>
          </table:table-cell>
          <table:table-cell table:formula="of:=[.H51]" office:value-type="float" office:value="1" calcext:value-type="float">
            <text:p>1</text:p>
          </table:table-cell>
          <table:table-cell table:formula="of:=[.G51]" office:value-type="float" office:value="0" calcext:value-type="float">
            <text:p>0</text:p>
          </table:table-cell>
          <table:table-cell table:formula="of:=[.G51]+[.H51]" office:value-type="float" office:value="1" calcext:value-type="float">
            <text:p>1</text:p>
          </table:table-cell>
          <table:table-cell table:formula="of:=SUM([.G52:.I52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52]+[.D52]" office:value-type="float" office:value="750599937895082" calcext:value-type="float">
            <text:p>750599937895082</text:p>
          </table:table-cell>
          <table:table-cell table:formula="of:=[.B52]+[.D52]" office:value-type="float" office:value="750599937895083" calcext:value-type="float">
            <text:p>750599937895083</text:p>
          </table:table-cell>
          <table:table-cell table:formula="of:=[.B52]+[.C52]" office:value-type="float" office:value="750599937895083" calcext:value-type="float">
            <text:p>750599937895083</text:p>
          </table:table-cell>
          <table:table-cell table:formula="of:=[.B52]+[.C52]+[.D52]" office:value-type="float" office:value="1125899906842624" calcext:value-type="float">
            <text:p>1125899906842624</text:p>
          </table:table-cell>
          <table:table-cell table:formula="of:=SUM([.B53:.E53])" office:value-type="float" office:value="3377699720527872" calcext:value-type="float">
            <text:p>3377699720527872</text:p>
          </table:table-cell>
          <table:table-cell table:formula="of:=[.H52]" office:value-type="float" office:value="0" calcext:value-type="float">
            <text:p>0</text:p>
          </table:table-cell>
          <table:table-cell table:formula="of:=[.G52]" office:value-type="float" office:value="1" calcext:value-type="float">
            <text:p>1</text:p>
          </table:table-cell>
          <table:table-cell table:formula="of:=[.G52]+[.H52]" office:value-type="float" office:value="1" calcext:value-type="float">
            <text:p>1</text:p>
          </table:table-cell>
          <table:table-cell table:formula="of:=SUM([.G53:.I53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53]+[.D53]" office:value-type="float" office:value="1501199875790166" calcext:value-type="float">
            <text:p>1501199875790166</text:p>
          </table:table-cell>
          <table:table-cell table:formula="of:=[.B53]+[.D53]" office:value-type="float" office:value="1501199875790165" calcext:value-type="float">
            <text:p>1501199875790165</text:p>
          </table:table-cell>
          <table:table-cell table:formula="of:=[.B53]+[.C53]" office:value-type="float" office:value="1501199875790165" calcext:value-type="float">
            <text:p>1501199875790165</text:p>
          </table:table-cell>
          <table:table-cell table:formula="of:=[.B53]+[.C53]+[.D53]" office:value-type="float" office:value="2251799813685248" calcext:value-type="float">
            <text:p>2251799813685248</text:p>
          </table:table-cell>
          <table:table-cell table:formula="of:=SUM([.B54:.E54])" office:value-type="float" office:value="6755399441055744" calcext:value-type="float">
            <text:p>6755399441055744</text:p>
          </table:table-cell>
          <table:table-cell table:formula="of:=[.H53]" office:value-type="float" office:value="1" calcext:value-type="float">
            <text:p>1</text:p>
          </table:table-cell>
          <table:table-cell table:formula="of:=[.G53]" office:value-type="float" office:value="0" calcext:value-type="float">
            <text:p>0</text:p>
          </table:table-cell>
          <table:table-cell table:formula="of:=[.G53]+[.H53]" office:value-type="float" office:value="1" calcext:value-type="float">
            <text:p>1</text:p>
          </table:table-cell>
          <table:table-cell table:formula="of:=SUM([.G54:.I54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54]+[.D54]" office:value-type="float" office:value="3002399751580330" calcext:value-type="float">
            <text:p>3002399751580330</text:p>
          </table:table-cell>
          <table:table-cell table:formula="of:=[.B54]+[.D54]" office:value-type="float" office:value="3002399751580331" calcext:value-type="float">
            <text:p>3002399751580331</text:p>
          </table:table-cell>
          <table:table-cell table:formula="of:=[.B54]+[.C54]" office:value-type="float" office:value="3002399751580331" calcext:value-type="float">
            <text:p>3002399751580331</text:p>
          </table:table-cell>
          <table:table-cell table:formula="of:=[.B54]+[.C54]+[.D54]" office:value-type="float" office:value="4503599627370496" calcext:value-type="float">
            <text:p>4503599627370496</text:p>
          </table:table-cell>
          <table:table-cell table:formula="of:=SUM([.B55:.E55])" office:value-type="float" office:value="1.35107988821115E+016" calcext:value-type="float">
            <text:p>1.35107988821115E+016</text:p>
          </table:table-cell>
          <table:table-cell table:formula="of:=[.H54]" office:value-type="float" office:value="0" calcext:value-type="float">
            <text:p>0</text:p>
          </table:table-cell>
          <table:table-cell table:formula="of:=[.G54]" office:value-type="float" office:value="1" calcext:value-type="float">
            <text:p>1</text:p>
          </table:table-cell>
          <table:table-cell table:formula="of:=[.G54]+[.H54]" office:value-type="float" office:value="1" calcext:value-type="float">
            <text:p>1</text:p>
          </table:table-cell>
          <table:table-cell table:formula="of:=SUM([.G55:.I55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55]+[.D55]" office:value-type="float" office:value="6004799503160662" calcext:value-type="float">
            <text:p>6004799503160662</text:p>
          </table:table-cell>
          <table:table-cell table:formula="of:=[.B55]+[.D55]" office:value-type="float" office:value="6004799503160661" calcext:value-type="float">
            <text:p>6004799503160661</text:p>
          </table:table-cell>
          <table:table-cell table:formula="of:=[.B55]+[.C55]" office:value-type="float" office:value="6004799503160661" calcext:value-type="float">
            <text:p>6004799503160661</text:p>
          </table:table-cell>
          <table:table-cell table:formula="of:=[.B55]+[.C55]+[.D55]" office:value-type="float" office:value="9.00719925474099E+015" calcext:value-type="float">
            <text:p>9.00719925474099E+015</text:p>
          </table:table-cell>
          <table:table-cell table:formula="of:=SUM([.B56:.E56])" office:value-type="float" office:value="2.7021597764223E+016" calcext:value-type="float">
            <text:p>2.7021597764223E+016</text:p>
          </table:table-cell>
          <table:table-cell table:formula="of:=[.H55]" office:value-type="float" office:value="1" calcext:value-type="float">
            <text:p>1</text:p>
          </table:table-cell>
          <table:table-cell table:formula="of:=[.G55]" office:value-type="float" office:value="0" calcext:value-type="float">
            <text:p>0</text:p>
          </table:table-cell>
          <table:table-cell table:formula="of:=[.G55]+[.H55]" office:value-type="float" office:value="1" calcext:value-type="float">
            <text:p>1</text:p>
          </table:table-cell>
          <table:table-cell table:formula="of:=SUM([.G56:.I56])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56]+[.D56]" office:value-type="float" office:value="1.20095990063213E+016" calcext:value-type="float">
            <text:p>1.20095990063213E+016</text:p>
          </table:table-cell>
          <table:table-cell table:formula="of:=[.B56]+[.D56]" office:value-type="float" office:value="1.20095990063213E+016" calcext:value-type="float">
            <text:p>1.20095990063213E+016</text:p>
          </table:table-cell>
          <table:table-cell table:formula="of:=[.B56]+[.C56]" office:value-type="float" office:value="1.20095990063213E+016" calcext:value-type="float">
            <text:p>1.20095990063213E+016</text:p>
          </table:table-cell>
          <table:table-cell table:formula="of:=[.B56]+[.C56]+[.D56]" office:value-type="float" office:value="1.8014398509482E+016" calcext:value-type="float">
            <text:p>1.8014398509482E+016</text:p>
          </table:table-cell>
          <table:table-cell table:formula="of:=SUM([.B57:.E57])" office:value-type="float" office:value="5.4043195528446E+016" calcext:value-type="float">
            <text:p>5.4043195528446E+016</text:p>
          </table:table-cell>
          <table:table-cell table:formula="of:=[.H56]" office:value-type="float" office:value="0" calcext:value-type="float">
            <text:p>0</text:p>
          </table:table-cell>
          <table:table-cell table:formula="of:=[.G56]" office:value-type="float" office:value="1" calcext:value-type="float">
            <text:p>1</text:p>
          </table:table-cell>
          <table:table-cell table:formula="of:=[.G56]+[.H56]" office:value-type="float" office:value="1" calcext:value-type="float">
            <text:p>1</text:p>
          </table:table-cell>
          <table:table-cell table:formula="of:=SUM([.G57:.I57])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57]+[.D57]" office:value-type="float" office:value="2.40191980126426E+016" calcext:value-type="float">
            <text:p>2.40191980126426E+016</text:p>
          </table:table-cell>
          <table:table-cell table:formula="of:=[.B57]+[.D57]" office:value-type="float" office:value="2.40191980126426E+016" calcext:value-type="float">
            <text:p>2.40191980126426E+016</text:p>
          </table:table-cell>
          <table:table-cell table:formula="of:=[.B57]+[.C57]" office:value-type="float" office:value="2.40191980126426E+016" calcext:value-type="float">
            <text:p>2.40191980126426E+016</text:p>
          </table:table-cell>
          <table:table-cell table:formula="of:=[.B57]+[.C57]+[.D57]" office:value-type="float" office:value="3.6028797018964E+016" calcext:value-type="float">
            <text:p>3.6028797018964E+016</text:p>
          </table:table-cell>
          <table:table-cell table:formula="of:=SUM([.B58:.E58])" office:value-type="float" office:value="1.08086391056892E+017" calcext:value-type="float">
            <text:p>1.08086391056892E+017</text:p>
          </table:table-cell>
          <table:table-cell table:formula="of:=[.H57]" office:value-type="float" office:value="1" calcext:value-type="float">
            <text:p>1</text:p>
          </table:table-cell>
          <table:table-cell table:formula="of:=[.G57]" office:value-type="float" office:value="0" calcext:value-type="float">
            <text:p>0</text:p>
          </table:table-cell>
          <table:table-cell table:formula="of:=[.G57]+[.H57]" office:value-type="float" office:value="1" calcext:value-type="float">
            <text:p>1</text:p>
          </table:table-cell>
          <table:table-cell table:formula="of:=SUM([.G58:.I58])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58]+[.D58]" office:value-type="float" office:value="4.80383960252853E+016" calcext:value-type="float">
            <text:p>4.80383960252853E+016</text:p>
          </table:table-cell>
          <table:table-cell table:formula="of:=[.B58]+[.D58]" office:value-type="float" office:value="4.80383960252853E+016" calcext:value-type="float">
            <text:p>4.80383960252853E+016</text:p>
          </table:table-cell>
          <table:table-cell table:formula="of:=[.B58]+[.C58]" office:value-type="float" office:value="4.80383960252853E+016" calcext:value-type="float">
            <text:p>4.80383960252853E+016</text:p>
          </table:table-cell>
          <table:table-cell table:formula="of:=[.B58]+[.C58]+[.D58]" office:value-type="float" office:value="7.20575940379279E+016" calcext:value-type="float">
            <text:p>7.20575940379279E+016</text:p>
          </table:table-cell>
          <table:table-cell table:formula="of:=SUM([.B59:.E59])" office:value-type="float" office:value="2.16172782113784E+017" calcext:value-type="float">
            <text:p>2.16172782113784E+017</text:p>
          </table:table-cell>
          <table:table-cell table:formula="of:=[.H58]" office:value-type="float" office:value="0" calcext:value-type="float">
            <text:p>0</text:p>
          </table:table-cell>
          <table:table-cell table:formula="of:=[.G58]" office:value-type="float" office:value="1" calcext:value-type="float">
            <text:p>1</text:p>
          </table:table-cell>
          <table:table-cell table:formula="of:=[.G58]+[.H58]" office:value-type="float" office:value="1" calcext:value-type="float">
            <text:p>1</text:p>
          </table:table-cell>
          <table:table-cell table:formula="of:=SUM([.G59:.I59])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59]+[.D59]" office:value-type="float" office:value="9.60767920505706E+016" calcext:value-type="float">
            <text:p>9.60767920505706E+016</text:p>
          </table:table-cell>
          <table:table-cell table:formula="of:=[.B59]+[.D59]" office:value-type="float" office:value="9.60767920505706E+016" calcext:value-type="float">
            <text:p>9.60767920505706E+016</text:p>
          </table:table-cell>
          <table:table-cell table:formula="of:=[.B59]+[.C59]" office:value-type="float" office:value="9.60767920505706E+016" calcext:value-type="float">
            <text:p>9.60767920505706E+016</text:p>
          </table:table-cell>
          <table:table-cell table:formula="of:=[.B59]+[.C59]+[.D59]" office:value-type="float" office:value="1.44115188075856E+017" calcext:value-type="float">
            <text:p>1.44115188075856E+017</text:p>
          </table:table-cell>
          <table:table-cell table:formula="of:=SUM([.B60:.E60])" office:value-type="float" office:value="4.32345564227568E+017" calcext:value-type="float">
            <text:p>4.32345564227568E+017</text:p>
          </table:table-cell>
          <table:table-cell table:formula="of:=[.H59]" office:value-type="float" office:value="1" calcext:value-type="float">
            <text:p>1</text:p>
          </table:table-cell>
          <table:table-cell table:formula="of:=[.G59]" office:value-type="float" office:value="0" calcext:value-type="float">
            <text:p>0</text:p>
          </table:table-cell>
          <table:table-cell table:formula="of:=[.G59]+[.H59]" office:value-type="float" office:value="1" calcext:value-type="float">
            <text:p>1</text:p>
          </table:table-cell>
          <table:table-cell table:formula="of:=SUM([.G60:.I60])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60]+[.D60]" office:value-type="float" office:value="1.92153584101141E+017" calcext:value-type="float">
            <text:p>1.92153584101141E+017</text:p>
          </table:table-cell>
          <table:table-cell table:formula="of:=[.B60]+[.D60]" office:value-type="float" office:value="1.92153584101141E+017" calcext:value-type="float">
            <text:p>1.92153584101141E+017</text:p>
          </table:table-cell>
          <table:table-cell table:formula="of:=[.B60]+[.C60]" office:value-type="float" office:value="1.92153584101141E+017" calcext:value-type="float">
            <text:p>1.92153584101141E+017</text:p>
          </table:table-cell>
          <table:table-cell table:formula="of:=[.B60]+[.C60]+[.D60]" office:value-type="float" office:value="2.88230376151712E+017" calcext:value-type="float">
            <text:p>2.88230376151712E+017</text:p>
          </table:table-cell>
          <table:table-cell table:formula="of:=SUM([.B61:.E61])" office:value-type="float" office:value="8.64691128455135E+017" calcext:value-type="float">
            <text:p>8.64691128455135E+017</text:p>
          </table:table-cell>
          <table:table-cell table:formula="of:=[.H60]" office:value-type="float" office:value="0" calcext:value-type="float">
            <text:p>0</text:p>
          </table:table-cell>
          <table:table-cell table:formula="of:=[.G60]" office:value-type="float" office:value="1" calcext:value-type="float">
            <text:p>1</text:p>
          </table:table-cell>
          <table:table-cell table:formula="of:=[.G60]+[.H60]" office:value-type="float" office:value="1" calcext:value-type="float">
            <text:p>1</text:p>
          </table:table-cell>
          <table:table-cell table:formula="of:=SUM([.G61:.I61])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61]+[.D61]" office:value-type="float" office:value="3.84307168202282E+017" calcext:value-type="float">
            <text:p>3.84307168202282E+017</text:p>
          </table:table-cell>
          <table:table-cell table:formula="of:=[.B61]+[.D61]" office:value-type="float" office:value="3.84307168202282E+017" calcext:value-type="float">
            <text:p>3.84307168202282E+017</text:p>
          </table:table-cell>
          <table:table-cell table:formula="of:=[.B61]+[.C61]" office:value-type="float" office:value="3.84307168202282E+017" calcext:value-type="float">
            <text:p>3.84307168202282E+017</text:p>
          </table:table-cell>
          <table:table-cell table:formula="of:=[.B61]+[.C61]+[.D61]" office:value-type="float" office:value="5.76460752303424E+017" calcext:value-type="float">
            <text:p>5.76460752303424E+017</text:p>
          </table:table-cell>
          <table:table-cell table:formula="of:=SUM([.B62:.E62])" office:value-type="float" office:value="1.72938225691027E+018" calcext:value-type="float">
            <text:p>1.72938225691027E+018</text:p>
          </table:table-cell>
          <table:table-cell table:formula="of:=[.H61]" office:value-type="float" office:value="1" calcext:value-type="float">
            <text:p>1</text:p>
          </table:table-cell>
          <table:table-cell table:formula="of:=[.G61]" office:value-type="float" office:value="0" calcext:value-type="float">
            <text:p>0</text:p>
          </table:table-cell>
          <table:table-cell table:formula="of:=[.G61]+[.H61]" office:value-type="float" office:value="1" calcext:value-type="float">
            <text:p>1</text:p>
          </table:table-cell>
          <table:table-cell table:formula="of:=SUM([.G62:.I62])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62]+[.D62]" office:value-type="float" office:value="7.68614336404565E+017" calcext:value-type="float">
            <text:p>7.68614336404565E+017</text:p>
          </table:table-cell>
          <table:table-cell table:formula="of:=[.B62]+[.D62]" office:value-type="float" office:value="7.68614336404565E+017" calcext:value-type="float">
            <text:p>7.68614336404565E+017</text:p>
          </table:table-cell>
          <table:table-cell table:formula="of:=[.B62]+[.C62]" office:value-type="float" office:value="7.68614336404565E+017" calcext:value-type="float">
            <text:p>7.68614336404565E+017</text:p>
          </table:table-cell>
          <table:table-cell table:formula="of:=[.B62]+[.C62]+[.D62]" office:value-type="float" office:value="1.15292150460685E+018" calcext:value-type="float">
            <text:p>1.15292150460685E+018</text:p>
          </table:table-cell>
          <table:table-cell table:formula="of:=SUM([.B63:.E63])" office:value-type="float" office:value="3.45876451382054E+018" calcext:value-type="float">
            <text:p>3.45876451382054E+018</text:p>
          </table:table-cell>
          <table:table-cell table:formula="of:=[.H62]" office:value-type="float" office:value="0" calcext:value-type="float">
            <text:p>0</text:p>
          </table:table-cell>
          <table:table-cell table:formula="of:=[.G62]" office:value-type="float" office:value="1" calcext:value-type="float">
            <text:p>1</text:p>
          </table:table-cell>
          <table:table-cell table:formula="of:=[.G62]+[.H62]" office:value-type="float" office:value="1" calcext:value-type="float">
            <text:p>1</text:p>
          </table:table-cell>
          <table:table-cell table:formula="of:=SUM([.G63:.I63])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63]+[.D63]" office:value-type="float" office:value="1.53722867280913E+018" calcext:value-type="float">
            <text:p>1.53722867280913E+018</text:p>
          </table:table-cell>
          <table:table-cell table:formula="of:=[.B63]+[.D63]" office:value-type="float" office:value="1.53722867280913E+018" calcext:value-type="float">
            <text:p>1.53722867280913E+018</text:p>
          </table:table-cell>
          <table:table-cell table:formula="of:=[.B63]+[.C63]" office:value-type="float" office:value="1.53722867280913E+018" calcext:value-type="float">
            <text:p>1.53722867280913E+018</text:p>
          </table:table-cell>
          <table:table-cell table:formula="of:=[.B63]+[.C63]+[.D63]" office:value-type="float" office:value="2.30584300921369E+018" calcext:value-type="float">
            <text:p>2.30584300921369E+018</text:p>
          </table:table-cell>
          <table:table-cell table:formula="of:=SUM([.B64:.E64])" office:value-type="float" office:value="6.91752902764108E+018" calcext:value-type="float">
            <text:p>6.91752902764108E+018</text:p>
          </table:table-cell>
          <table:table-cell table:formula="of:=[.H63]" office:value-type="float" office:value="1" calcext:value-type="float">
            <text:p>1</text:p>
          </table:table-cell>
          <table:table-cell table:formula="of:=[.G63]" office:value-type="float" office:value="0" calcext:value-type="float">
            <text:p>0</text:p>
          </table:table-cell>
          <table:table-cell table:formula="of:=[.G63]+[.H63]" office:value-type="float" office:value="1" calcext:value-type="float">
            <text:p>1</text:p>
          </table:table-cell>
          <table:table-cell table:formula="of:=SUM([.G64:.I64])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64]+[.D64]" office:value-type="float" office:value="3.07445734561826E+018" calcext:value-type="float">
            <text:p>3.07445734561826E+018</text:p>
          </table:table-cell>
          <table:table-cell table:formula="of:=[.B64]+[.D64]" office:value-type="float" office:value="3.07445734561826E+018" calcext:value-type="float">
            <text:p>3.07445734561826E+018</text:p>
          </table:table-cell>
          <table:table-cell table:formula="of:=[.B64]+[.C64]" office:value-type="float" office:value="3.07445734561826E+018" calcext:value-type="float">
            <text:p>3.07445734561826E+018</text:p>
          </table:table-cell>
          <table:table-cell table:formula="of:=[.B64]+[.C64]+[.D64]" office:value-type="float" office:value="4.61168601842739E+018" calcext:value-type="float">
            <text:p>4.61168601842739E+018</text:p>
          </table:table-cell>
          <table:table-cell table:formula="of:=SUM([.B65:.E65])" office:value-type="float" office:value="1.38350580552822E+019" calcext:value-type="float">
            <text:p>1.38350580552822E+019</text:p>
          </table:table-cell>
          <table:table-cell table:formula="of:=[.H64]" office:value-type="float" office:value="0" calcext:value-type="float">
            <text:p>0</text:p>
          </table:table-cell>
          <table:table-cell table:formula="of:=[.G64]" office:value-type="float" office:value="1" calcext:value-type="float">
            <text:p>1</text:p>
          </table:table-cell>
          <table:table-cell table:formula="of:=[.G64]+[.H64]" office:value-type="float" office:value="1" calcext:value-type="float">
            <text:p>1</text:p>
          </table:table-cell>
          <table:table-cell table:formula="of:=SUM([.G65:.I65])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65]+[.D65]" office:value-type="float" office:value="6.14891469123652E+018" calcext:value-type="float">
            <text:p>6.14891469123652E+018</text:p>
          </table:table-cell>
          <table:table-cell table:formula="of:=[.B65]+[.D65]" office:value-type="float" office:value="6.14891469123652E+018" calcext:value-type="float">
            <text:p>6.14891469123652E+018</text:p>
          </table:table-cell>
          <table:table-cell table:formula="of:=[.B65]+[.C65]" office:value-type="float" office:value="6.14891469123652E+018" calcext:value-type="float">
            <text:p>6.14891469123652E+018</text:p>
          </table:table-cell>
          <table:table-cell table:formula="of:=[.B65]+[.C65]+[.D65]" office:value-type="float" office:value="9.22337203685478E+018" calcext:value-type="float">
            <text:p>9.22337203685478E+018</text:p>
          </table:table-cell>
          <table:table-cell table:formula="of:=SUM([.B66:.E66])" office:value-type="float" office:value="2.76701161105643E+019" calcext:value-type="float">
            <text:p>2.76701161105643E+019</text:p>
          </table:table-cell>
          <table:table-cell table:formula="of:=[.H65]" office:value-type="float" office:value="1" calcext:value-type="float">
            <text:p>1</text:p>
          </table:table-cell>
          <table:table-cell table:formula="of:=[.G65]" office:value-type="float" office:value="0" calcext:value-type="float">
            <text:p>0</text:p>
          </table:table-cell>
          <table:table-cell table:formula="of:=[.G65]+[.H65]" office:value-type="float" office:value="1" calcext:value-type="float">
            <text:p>1</text:p>
          </table:table-cell>
          <table:table-cell table:formula="of:=SUM([.G66:.I66])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16:37:49.442106450</meta:creation-date>
    <dc:date>2024-08-30T14:07:46.435475214</dc:date>
    <meta:editing-duration>P2DT6H59M29S</meta:editing-duration>
    <meta:editing-cycles>8</meta:editing-cycles>
    <meta:generator>LibreOffice/7.3.7.2$Linux_X86_64 LibreOffice_project/30$Build-2</meta:generator>
    <meta:document-statistic meta:table-count="1" meta:cell-count="66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fo:font-weight="bold" style:font-size-asian="13pt" style:font-size-complex="13pt"/>
    </style:style>
    <style:style style:name="ch3" style:family="chart">
      <style:chart-properties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inimum="0" chart:maximum="64" chart:reverse-direction="tru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23cm" svg:height="14.192cm" xlink:href=".." xlink:type="simple" chart:class="chart:scatter" chart:column-mapping="0" chart:style-name="ch1">
        <chart:title svg:x="5.412cm" svg:y="0.418cm" chart:style-name="ch2">
          <text:p>Packets traffic without IP adaptation</text:p>
        </chart:title>
        <chart:plot-area chart:style-name="ch3" table:cell-range-address="Sheet1.A1:Sheet1.B66" chart:data-source-has-labels="both" svg:x="1.498cm" svg:y="1.191cm" svg:width="17.138cm" svg:height="11.678cm">
          <chart:coordinate-region svg:x="2.94cm" svg:y="1.39cm" svg:width="15.602cm" svg:height="10.832cm"/>
          <chart:axis chart:dimension="x" chart:name="primary-x" chart:style-name="ch4" chartooo:axis-type="auto">
            <chart:title svg:x="9.6cm" svg:y="13.153cm" chart:style-name="ch5">
              <text:p>TTL</text:p>
            </chart:title>
            <chart:categories table:cell-range-address="Sheet1.A2:Sheet1.A66"/>
            <chart:grid chart:style-name="ch6" chart:class="major"/>
          </chart:axis>
          <chart:axis chart:dimension="y" chart:name="primary-y" chart:style-name="ch7">
            <chart:title svg:x="0.315cm" svg:y="8.992cm" chart:style-name="ch8">
              <text:p>Number of packets</text:p>
            </chart:title>
            <chart:grid chart:style-name="ch6" chart:class="major"/>
          </chart:axis>
          <chart:series chart:style-name="ch9" chart:values-cell-range-address="Sheet1.B2:Sheet1.B66" chart:label-cell-address="Sheet1.B1:Sheet1.B1" chart:class="chart:scatter">
            <chart:domain table:cell-range-address="Sheet1.A2:Sheet1.A66"/>
            <chart:data-point chart:repeated="6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rc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heet1.A2:Sheet1.A66</svg:desc>
                </draw:g>
              </table:table-cell>
              <table:table-cell office:value-type="float" office:value="64">
                <text:p>64</text:p>
                <draw:g>
                  <svg:desc>Sheet1.A2:Sheet1.A66</svg:desc>
                </draw:g>
              </table:table-cell>
              <table:table-cell office:value-type="float" office:value="1">
                <text:p>1</text:p>
                <draw:g>
                  <svg:desc>Sheet1.B2:Sheet1.B66</svg:desc>
                </draw:g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730">
                <text:p>273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462">
                <text:p>546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0922">
                <text:p>1092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1846">
                <text:p>2184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3690">
                <text:p>4369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87382">
                <text:p>8738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74762">
                <text:p>17476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49526">
                <text:p>34952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99050">
                <text:p>69905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398102">
                <text:p>139810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796202">
                <text:p>27962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592406">
                <text:p>559240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1184810">
                <text:p>1118481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2369622">
                <text:p>2236962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4739242">
                <text:p>4473924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9478486">
                <text:p>8947848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78956970">
                <text:p>17895697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57913942">
                <text:p>35791394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715827882">
                <text:p>71582788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431655766">
                <text:p>143165576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863311530">
                <text:p>28633115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726623062">
                <text:p>572662306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1453246122">
                <text:p>1145324612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2906492246">
                <text:p>2290649224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5812984490">
                <text:p>4581298449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1625968982">
                <text:p>9162596898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83251937962">
                <text:p>18325193796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66503875926">
                <text:p>36650387592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33007751850">
                <text:p>73300775185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66015503702">
                <text:p>146601550370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932031007402">
                <text:p>29320310074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864062014806">
                <text:p>586406201480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728124029610">
                <text:p>1172812402961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3456248059222">
                <text:p>2345624805922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6912496118442">
                <text:p>4691249611844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3824992236886">
                <text:p>938249922368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87649984473770">
                <text:p>18764998447377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75299968947542">
                <text:p>3752999689475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50599937895082">
                <text:p>75059993789508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501199875790166">
                <text:p>150119987579016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002399751580330">
                <text:p>300239975158033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004799503160662">
                <text:p>600479950316066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20095990063213E+016">
                <text:p>1.20095990063213E+01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40191980126426E+016">
                <text:p>2.40191980126426E+01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80383960252853E+016">
                <text:p>4.80383960252853E+0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.60767920505706E+016">
                <text:p>9.60767920505706E+0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92153584101141E+017">
                <text:p>1.92153584101141E+0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84307168202282E+017">
                <text:p>3.84307168202282E+01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68614336404565E+017">
                <text:p>7.68614336404565E+01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53722867280913E+018">
                <text:p>1.53722867280913E+01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07445734561826E+018">
                <text:p>3.07445734561826E+01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14891469123652E+018">
                <text:p>6.14891469123652E+0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8cm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inimum="60" chart:maximum="64" chart:interval-major="1" chart:reverse-direction="tru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width="0.018cm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079cm" svg:height="5.338cm" xlink:href=".." xlink:type="simple" chart:class="chart:scatter" chart:column-mapping="0 1" chart:style-name="ch1">
        <chart:legend chart:legend-position="top" svg:x="1.648cm" svg:y="0.185cm" style:legend-expansion="wide" chart:style-name="ch2"/>
        <chart:plot-area chart:style-name="ch3" table:cell-range-address="Sheet1.A2:Sheet1.A6 Sheet1.F1:Sheet1.F6 Sheet1.J1:Sheet1.J6" chart:data-source-has-labels="both" svg:x="0.161cm" svg:y="0.889cm" svg:width="7.757cm" svg:height="4.343cm">
          <chart:coordinate-region svg:x="0.782cm" svg:y="1.088cm" svg:width="6.949cm" svg:height="3.497cm"/>
          <chart:axis chart:dimension="x" chart:name="primary-x" chart:style-name="ch4" chartooo:axis-type="auto">
            <chart:categories table:cell-range-address="Sheet1.A2:Sheet1.A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F2:Sheet1.F6" chart:label-cell-address="Sheet1.F1:Sheet1.F1" chart:class="chart:scatter">
            <chart:domain table:cell-range-address="Sheet1.A2:Sheet1.A6"/>
            <chart:data-point chart:repeated="5"/>
          </chart:series>
          <chart:series chart:style-name="ch8" chart:values-cell-range-address="Sheet1.J2:Sheet1.J6" chart:label-cell-address="Sheet1.J1:Sheet1.J1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 routers</text:p>
                <draw:g>
                  <svg:desc>Sheet1.F1:Sheet1.F1</svg:desc>
                </draw:g>
              </table:table-cell>
              <table:table-cell office:value-type="string">
                <text:p>1 router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heet1.A2:Sheet1.A6</svg:desc>
                </draw:g>
              </table:table-cell>
              <table:table-cell office:value-type="float" office:value="64">
                <text:p>64</text:p>
                <draw:g>
                  <svg:desc>Sheet1.A2:Sheet1.A6</svg:desc>
                </draw:g>
              </table:table-cell>
              <table:table-cell office:value-type="float" office:value="1">
                <text:p>1</text:p>
                <draw:g>
                  <svg:desc>Sheet1.F2:Sheet1.F6</svg:desc>
                </draw:g>
              </table:table-cell>
              <table:table-cell office:value-type="float" office:value="1">
                <text:p>1</text:p>
                <draw:g>
                  <svg:desc>Sheet1.J2:Sheet1.J6</svg:desc>
                </draw:g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